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2294" officeooo:paragraph-rsid="00102294"/>
    </style:style>
    <style:style style:name="P2" style:family="paragraph" style:parent-style-name="Standard">
      <style:text-properties officeooo:rsid="0012a085" officeooo:paragraph-rsid="0012a085"/>
    </style:style>
    <style:style style:name="P3" style:family="paragraph" style:parent-style-name="Standard">
      <style:text-properties officeooo:rsid="0013ab02" officeooo:paragraph-rsid="0013ab02"/>
    </style:style>
    <style:style style:name="P4" style:family="paragraph" style:parent-style-name="Standard">
      <style:paragraph-properties>
        <style:tab-stops>
          <style:tab-stop style:position="16.51cm"/>
        </style:tab-stops>
      </style:paragraph-properties>
      <style:text-properties officeooo:rsid="00102294" officeooo:paragraph-rsid="00102294"/>
    </style:style>
    <style:style style:name="T1" style:family="text">
      <style:text-properties officeooo:rsid="0016e8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sc dept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dno <text:s text:c="5"/>| varchar(20) | NO <text:s text:c="2"/>| PRI | NULL <text:s text:c="3"/>| <text:s text:c="6"/>|</text:p>
      <text:p text:style-name="P1">| dname <text:s text:c="3"/>| varchar(10) | NO <text:s text:c="2"/>| <text:s text:c="4"/>| NULL <text:s text:c="3"/>| <text:s text:c="6"/>|</text:p>
      <text:p text:style-name="P1">| mgrname <text:s/>| varchar(10) | YES <text:s/>| <text:s text:c="4"/>| NULL <text:s text:c="3"/>| <text:s text:c="6"/>|</text:p>
      <text:p text:style-name="P1">| countemp | int <text:s text:c="8"/>| YES <text:s/>| <text:s text:c="4"/>| NULL <text:s text:c="3"/>| <text:s text:c="6"/>|</text:p>
      <text:p text:style-name="P1">+----------+-------------+------+-----+---------+-------+</text:p>
      <text:p text:style-name="P1">4 rows in set (0.02 sec)</text:p>
      <text:p text:style-name="P1"/>
      <text:p text:style-name="P1">mysql&gt; desc emp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eno <text:s text:c="3"/>| varchar(10) | NO <text:s text:c="2"/>| PRI | NULL <text:s text:c="3"/>| <text:s text:c="6"/>|</text:p>
      <text:p text:style-name="P1">| ename <text:s/>| varchar(10) | NO <text:s text:c="2"/>| <text:s text:c="4"/>| NULL <text:s text:c="3"/>| <text:s text:c="6"/>|</text:p>
      <text:p text:style-name="P1">| salary | int <text:s text:c="8"/>| YES <text:s/>| <text:s text:c="4"/>| NULL <text:s text:c="3"/>| <text:s text:c="6"/>|</text:p>
      <text:p text:style-name="P1">| dnum <text:s text:c="2"/>| varchar(10) | YES <text:s/>| <text:s text:c="4"/>| NULL <text:s text:c="3"/>| <text:s text:c="6"/>|</text:p>
      <text:p text:style-name="P1">| mgrno <text:s/>| int <text:s text:c="8"/>| YES <text:s/>| <text:s text:c="4"/>| NULL <text:s text:c="3"/>| <text:s text:c="6"/>|</text:p>
      <text:p text:style-name="P1">| doj <text:s text:c="3"/>| date <text:s text:c="7"/>| YES <text:s/>| <text:s text:c="4"/>| NULL <text:s text:c="3"/>| <text:s text:c="6"/>|</text:p>
      <text:p text:style-name="P1">| des <text:s text:c="3"/>| varchar(10) | YES <text:s/>| <text:s text:c="4"/>| NULL <text:s text:c="3"/>| <text:s text:c="6"/>|</text:p>
      <text:p text:style-name="P1">| addr <text:s text:c="2"/>| varchar(10) | YES <text:s/>| <text:s text:c="4"/>| NULL <text:s text:c="3"/>| <text:s text:c="6"/>|</text:p>
      <text:p text:style-name="P1">| city <text:s text:c="2"/>| varchar(10) | YES <text:s/>| <text:s text:c="4"/>| NULL <text:s text:c="3"/>| <text:s text:c="6"/>|</text:p>
      <text:p text:style-name="P1">+--------+-------------+------+-----+---------+-------+</text:p>
      <text:p text:style-name="P1">9 rows in set (0.00 sec)</text:p>
      <text:p text:style-name="P1"/>
      <text:p text:style-name="P1">mysql&gt; insert into dept values ('d1', 'alwin', 'bibin', 10);</text:p>
      <text:p text:style-name="P1">Query OK, 1 row affected (0.13 sec)</text:p>
      <text:p text:style-name="P1"/>
      <text:p text:style-name="P1">mysql&gt; insert into dept values ('d2', 'aswin', 'appu', 11);</text:p>
      <text:p text:style-name="P1">Query OK, 1 row affected (0.11 sec)</text:p>
      <text:p text:style-name="P1"/>
      <text:p text:style-name="P1">mysql&gt; insert into dept values ('d3', 'cherian', 'nair', 12);</text:p>
      <text:p text:style-name="P1">Query OK, 1 row affected (0.08 sec)</text:p>
      <text:p text:style-name="P1"/>
      <text:p text:style-name="P1">mysql&gt; insert into dept values ('d4', 'mehafil', 'albert', 13);</text:p>
      <text:p text:style-name="P1">Query OK, 1 row affected (0.12 sec)</text:p>
      <text:p text:style-name="P1"/>
      <text:p text:style-name="P1">mysql&gt; slect * from dept;</text:p>
      <text:p text:style-name="P1">ERROR 1064 (42000): You have an error in your SQL syntax; check the manual that corresponds to your MySQL server version for the right syntax to use near 'slect * from dept' at line 1</text:p>
      <text:p text:style-name="P1">mysql&gt; slect * from dept :;</text:p>
      <text:p text:style-name="P1">ERROR 1064 (42000): You have an error in your SQL syntax; check the manual that corresponds to your MySQL server version for the right syntax to use near 'slect * from dept :' at line 1</text:p>
      <text:p text:style-name="P1">mysql&gt; select * from dept;</text:p>
      <text:p text:style-name="P1">+-----+---------+---------+----------+</text:p>
      <text:p text:style-name="P1">| dno | dname <text:s text:c="2"/>| mgrname | countemp |</text:p>
      <text:p text:style-name="P1">+-----+---------+---------+----------+</text:p>
      <text:p text:style-name="P1">| d1 <text:s/>| alwin <text:s text:c="2"/>| bibin <text:s text:c="2"/>| <text:s text:c="6"/>10 |</text:p>
      <text:p text:style-name="P1">| d2 <text:s/>| aswin <text:s text:c="2"/>| appu <text:s text:c="3"/>| <text:s text:c="6"/>11 |</text:p>
      <text:p text:style-name="P1">| d3 <text:s/>| cherian | nair <text:s text:c="3"/>| <text:s text:c="6"/>12 |</text:p>
      <text:p text:style-name="P1"><text:soft-page-break/>| d4 <text:s/>| mehafil | albert <text:s/>| <text:s text:c="6"/>13 |</text:p>
      <text:p text:style-name="P1">+-----+---------+---------+----------+</text:p>
      <text:p text:style-name="P1">4 rows in set (0.00 sec)</text:p>
      <text:p text:style-name="P1"/>
      <text:p text:style-name="P1">mysql&gt; insert into dept values ('e1', 'cherian',10000,'d1',5,'16-04-2002','clerk','karottuvittil', 'cochi');</text:p>
      <text:p text:style-name="P1">ERROR 1136 (21S01): Column count doesn't match value count at row 1</text:p>
      <text:p text:style-name="P1">mysql&gt; insert into dept values ('e1', 'alwin',10000,'d1',5,'16-04-2002','clerk','karottuvittil', 'cochi');</text:p>
      <text:p text:style-name="P1">ERROR 1136 (21S01): Column count doesn't match value count at row 1</text:p>
      <text:p text:style-name="P1">mysql&gt; insert into dept values ('e1', 'alwin',10000,'d5',5,'16-04-2002','clerk','karottuvittil', 'cochi');</text:p>
      <text:p text:style-name="P1">ERROR 1136 (21S01): Column count doesn't match value count at row 1</text:p>
      <text:p text:style-name="P1">mysql&gt; insert into dept values ('e1', 'alwin',10000,'d5',5,'16-04-2002','clerk','karottuv', 'cochi');</text:p>
      <text:p text:style-name="P1">ERROR 1136 (21S01): Column count doesn't match value count at row 1</text:p>
      <text:p text:style-name="P1">mysql&gt; insert into emp values ('e1', 'alwin',10000,'d5',5,'16-04-2002','clerk','karottuv', 'cochi');</text:p>
      <text:p text:style-name="P1">ERROR 1292 (22007): Incorrect date value: '16-04-2002' for column 'doj' at row 1</text:p>
      <text:p text:style-name="P1">mysql&gt; insert into emp values ('e1', 'alwin',10000,'d5',5,'2002-04-06','clerk','karottuv', 'cochi');</text:p>
      <text:p text:style-name="P1">ERROR 3819 (HY000): Check constraint 'emp_chk_3' is violated.</text:p>
      <text:p text:style-name="P1">mysql&gt; delect * from dept;</text:p>
      <text:p text:style-name="P1">ERROR 1064 (42000): You have an error in your SQL syntax; check the manual that corresponds to your MySQL server version for the right syntax to use near 'delect * from dept' at line 1</text:p>
      <text:p text:style-name="P1">mysql&gt; delete * from dept;</text:p>
      <text:p text:style-name="P1">ERROR 1064 (42000): You have an error in your SQL syntax; check the manual that corresponds to your MySQL server version for the right syntax to use near '* from dept' at line 1</text:p>
      <text:p text:style-name="P1">mysql&gt; alter table dept drop column dno;</text:p>
      <text:p text:style-name="P1">Query OK, 4 rows affected (1.68 sec)</text:p>
      <text:p text:style-name="P1">Records: 4 <text:s/>Duplicates: 0 <text:s/>Warnings: 0</text:p>
      <text:p text:style-name="P1"/>
      <text:p text:style-name="P1">mysql&gt; select * from dept;</text:p>
      <text:p text:style-name="P1">+---------+---------+----------+</text:p>
      <text:p text:style-name="P1">| dname <text:s text:c="2"/>| mgrname | countemp |</text:p>
      <text:p text:style-name="P1">+---------+---------+----------+</text:p>
      <text:p text:style-name="P1">| alwin <text:s text:c="2"/>| bibin <text:s text:c="2"/>| <text:s text:c="6"/>10 |</text:p>
      <text:p text:style-name="P1">| aswin <text:s text:c="2"/>| appu <text:s text:c="3"/>| <text:s text:c="6"/>11 |</text:p>
      <text:p text:style-name="P1">| cherian | nair <text:s text:c="3"/>| <text:s text:c="6"/>12 |</text:p>
      <text:p text:style-name="P1">| mehafil | albert <text:s/>| <text:s text:c="6"/>13 |</text:p>
      <text:p text:style-name="P1">+---------+---------+----------+</text:p>
      <text:p text:style-name="P1">4 rows in set (0.00 sec)</text:p>
      <text:p text:style-name="P1"/>
      <text:p text:style-name="P1">mysql&gt; delete from dept;</text:p>
      <text:p text:style-name="P1">Query OK, 4 rows affected (0.14 sec)</text:p>
      <text:p text:style-name="P1"/>
      <text:p text:style-name="P1">mysql&gt; alter table dept add column dno varchar(20);</text:p>
      <text:p text:style-name="P1">Query OK, 0 rows affected (0.55 sec)</text:p>
      <text:p text:style-name="P1">Records: 0 <text:s/>Duplicates: 0 <text:s/>Warnings: 0</text:p>
      <text:p text:style-name="P1"/>
      <text:p text:style-name="P1">| Field <text:s text:c="3"/>| Type <text:s text:c="7"/>| Null | Key | Default | Extra |</text:p>
      <text:p text:style-name="P1">+----------+-------------+------+-----+---------+-------+</text:p>
      <text:p text:style-name="P1">| dname <text:s text:c="3"/>| varchar(10) | NO <text:s text:c="2"/>| <text:s text:c="4"/>| NULL <text:s text:c="3"/>| <text:s text:c="6"/>|</text:p>
      <text:p text:style-name="P1">| mgrname <text:s/>| varchar(10) | YES <text:s/>| <text:s text:c="4"/>| NULL <text:s text:c="3"/>| <text:s text:c="6"/>|</text:p>
      <text:p text:style-name="P1">| countemp | int <text:s text:c="8"/>| YES <text:s/>| <text:s text:c="4"/>| NULL <text:s text:c="3"/>| <text:s text:c="6"/>|</text:p>
      <text:p text:style-name="P1">| dno <text:s text:c="5"/>| varchar(20) | YES <text:s/>| <text:s text:c="4"/>| NULL <text:s text:c="3"/>| <text:s text:c="6"/>|</text:p>
      <text:p text:style-name="P1">+----------+-------------+------+-----+---------+-------+</text:p>
      <text:p text:style-name="P1">4 rows in set (0.00 sec)</text:p>
      <text:p text:style-name="P1"><text:soft-page-break/></text:p>
      <text:p text:style-name="P1">mysql&gt; alter table dept drop column dname;</text:p>
      <text:p text:style-name="P1">Query OK, 0 rows affected (1.51 sec)</text:p>
      <text:p text:style-name="P1">Records: 0 <text:s/>Duplicates: 0 <text:s/>Warnings: 0</text:p>
      <text:p text:style-name="P1"/>
      <text:p text:style-name="P1">mysql&gt; alter table dept add column dname varchar(10);</text:p>
      <text:p text:style-name="P1">Query OK, 0 rows affected (0.53 sec)</text:p>
      <text:p text:style-name="P1">Records: 0 <text:s/>Duplicates: 0 <text:s/>Warnings: 0</text:p>
      <text:p text:style-name="P1"/>
      <text:p text:style-name="P1">mysql&gt; desc <text:s/>dept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mgrname <text:s/>| varchar(10) | YES <text:s/>| <text:s text:c="4"/>| NULL <text:s text:c="3"/>| <text:s text:c="6"/>|</text:p>
      <text:p text:style-name="P1">| countemp | int <text:s text:c="8"/>| YES <text:s/>| <text:s text:c="4"/>| NULL <text:s text:c="3"/>| <text:s text:c="6"/>|</text:p>
      <text:p text:style-name="P1">| dno <text:s text:c="5"/>| varchar(20) | YES <text:s/>| <text:s text:c="4"/>| NULL <text:s text:c="3"/>| <text:s text:c="6"/>|</text:p>
      <text:p text:style-name="P1">| dname <text:s text:c="3"/>| varchar(10) | YES <text:s/>| <text:s text:c="4"/>| NULL <text:s text:c="3"/>| <text:s text:c="6"/>|</text:p>
      <text:p text:style-name="P1">+----------+-------------+------+-----+---------+-------+</text:p>
      <text:p text:style-name="P1">4 rows in set (0.00 sec)</text:p>
      <text:p text:style-name="P1"/>
      <text:p text:style-name="P1">mysql&gt; alter table dept drop column mgrname;</text:p>
      <text:p text:style-name="P1">Query OK, 0 rows affected (1.33 sec)</text:p>
      <text:p text:style-name="P1">Records: 0 <text:s/>Duplicates: 0 <text:s/>Warnings: 0</text:p>
      <text:p text:style-name="P1"/>
      <text:p text:style-name="P1">mysql&gt; alter table dept add column mgrname varchar(10);</text:p>
      <text:p text:style-name="P1">Query OK, 0 rows affected (0.54 sec)</text:p>
      <text:p text:style-name="P1">Records: 0 <text:s/>Duplicates: 0 <text:s/>Warnings: 0</text:p>
      <text:p text:style-name="P1"/>
      <text:p text:style-name="P1">mysql&gt; desc <text:s/>dept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countemp | int <text:s text:c="8"/>| YES <text:s/>| <text:s text:c="4"/>| NULL <text:s text:c="3"/>| <text:s text:c="6"/>|</text:p>
      <text:p text:style-name="P1">| dno <text:s text:c="5"/>| varchar(20) | YES <text:s/>| <text:s text:c="4"/>| NULL <text:s text:c="3"/>| <text:s text:c="6"/>|</text:p>
      <text:p text:style-name="P1">| dname <text:s text:c="3"/>| varchar(10) | YES <text:s/>| <text:s text:c="4"/>| NULL <text:s text:c="3"/>| <text:s text:c="6"/>|</text:p>
      <text:p text:style-name="P1">| mgrname <text:s/>| varchar(10) | YES <text:s/>| <text:s text:c="4"/>| NULL <text:s text:c="3"/>| <text:s text:c="6"/>|</text:p>
      <text:p text:style-name="P1">+----------+-------------+------+-----+---------+-------+</text:p>
      <text:p text:style-name="P1">4 rows in set (0.00 sec)</text:p>
      <text:p text:style-name="P1"/>
      <text:p text:style-name="P1">mysql&gt; alter table dept drop column countemp;</text:p>
      <text:p text:style-name="P1">Query OK, 0 rows affected (1.07 sec)</text:p>
      <text:p text:style-name="P1">Records: 0 <text:s/>Duplicates: 0 <text:s/>Warnings: 0</text:p>
      <text:p text:style-name="P1"/>
      <text:p text:style-name="P1">mysql&gt; alter table dept add column countemp varchar(20);</text:p>
      <text:p text:style-name="P1">Query OK, 0 rows affected (0.45 sec)</text:p>
      <text:p text:style-name="P1">Records: 0 <text:s/>Duplicates: 0 <text:s/>Warnings: 0</text:p>
      <text:p text:style-name="P1"/>
      <text:p text:style-name="P1">mysql&gt; desc <text:s/>dept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dno <text:s text:c="5"/>| varchar(20) | YES <text:s/>| <text:s text:c="4"/>| NULL <text:s text:c="3"/>| <text:s text:c="6"/>|</text:p>
      <text:p text:style-name="P1"><text:soft-page-break/>| dname <text:s text:c="3"/>| varchar(10) | YES <text:s/>| <text:s text:c="4"/>| NULL <text:s text:c="3"/>| <text:s text:c="6"/>|</text:p>
      <text:p text:style-name="P1">| mgrname <text:s/>| varchar(10) | YES <text:s/>| <text:s text:c="4"/>| NULL <text:s text:c="3"/>| <text:s text:c="6"/>|</text:p>
      <text:p text:style-name="P1">| countemp | varchar(20) | YES <text:s/>| <text:s text:c="4"/>| NULL <text:s text:c="3"/>| <text:s text:c="6"/>|</text:p>
      <text:p text:style-name="P1">+----------+-------------+------+-----+---------+-------+</text:p>
      <text:p text:style-name="P1">4 rows in set (0.01 sec)</text:p>
      <text:p text:style-name="P1"/>
      <text:p text:style-name="P1">mysql&gt; insert into dept values ('d1', 'MCA', 'nair', 12);</text:p>
      <text:p text:style-name="P1">Query OK, 1 row affected (0.11 sec)</text:p>
      <text:p text:style-name="P1"/>
      <text:p text:style-name="P1">mysql&gt; insert into dept values ('d2', 'MCOM', 'alvin', 10);</text:p>
      <text:p text:style-name="P1">Query OK, 1 row affected (0.11 sec)</text:p>
      <text:p text:style-name="P1"/>
      <text:p text:style-name="P1">mysql&gt; insert into dept values ('d2', 'Mba', 'cherian', 10);</text:p>
      <text:p text:style-name="P1">Query OK, 1 row affected (0.14 sec)</text:p>
      <text:p text:style-name="P1"/>
      <text:p text:style-name="P1">mysql&gt; select * from dept;</text:p>
      <text:p text:style-name="P1">+------+-------+---------+----------+</text:p>
      <text:p text:style-name="P1">| dno <text:s/>| dname | mgrname | countemp |</text:p>
      <text:p text:style-name="P1">+------+-------+---------+----------+</text:p>
      <text:p text:style-name="P1">| d1 <text:s text:c="2"/>| MCA <text:s text:c="2"/>| nair <text:s text:c="3"/>| 12 <text:s text:c="6"/>|</text:p>
      <text:p text:style-name="P1">| d2 <text:s text:c="2"/>| MCOM <text:s/>| alvin <text:s text:c="2"/>| 10 <text:s text:c="6"/>|</text:p>
      <text:p text:style-name="P1">| d2 <text:s text:c="2"/>| Mba <text:s text:c="2"/>| cherian | 10 <text:s text:c="6"/>|</text:p>
      <text:p text:style-name="P1">+------+-------+---------+----------+</text:p>
      <text:p text:style-name="P1">3 rows in set (0.00 sec)</text:p>
      <text:p text:style-name="P1"/>
      <text:p text:style-name="P1">'</text:p>
      <text:p text:style-name="P1">mysql&gt; update dept set dno='d3' where mgrname='cherian';</text:p>
      <text:p text:style-name="P1">Query OK, 1 row affected (0.11 sec)</text:p>
      <text:p text:style-name="P1">Rows matched: 1 <text:s/>Changed: 1 <text:s/>Warnings: 0</text:p>
      <text:p text:style-name="P1"/>
      <text:p text:style-name="P1">mysql&gt; select * from dept;</text:p>
      <text:p text:style-name="P1">+------+-------+---------+----------+</text:p>
      <text:p text:style-name="P1">| dno <text:s/>| dname | mgrname | countemp |</text:p>
      <text:p text:style-name="P1">+------+-------+---------+----------+</text:p>
      <text:p text:style-name="P1">| d1 <text:s text:c="2"/>| MCA <text:s text:c="2"/>| nair <text:s text:c="3"/>| 12 <text:s text:c="6"/>|</text:p>
      <text:p text:style-name="P1">| d2 <text:s text:c="2"/>| MCOM <text:s/>| alvin <text:s text:c="2"/>| 10 <text:s text:c="6"/>|</text:p>
      <text:p text:style-name="P1">| d3 <text:s text:c="2"/>| Mba <text:s text:c="2"/>| cherian | 10 <text:s text:c="6"/>|</text:p>
      <text:p text:style-name="P1">+------+-------+---------+----------+</text:p>
      <text:p text:style-name="P1">3 rows in set (0.00 sec)</text:p>
      <text:p text:style-name="P1"/>
      <text:p text:style-name="P1">1</text:p>
      <text:p text:style-name="P1">mysql&gt; insert into emp values ('e1', 'alwin',10000,'d1',5,'2002-04-16','clerk','karottuv', '=kochi');</text:p>
      <text:p text:style-name="P1">Query OK, 1 row affected (0.09 sec)</text:p>
      <text:p text:style-name="P1"/>
      <text:p text:style-name="P1"/>
      <text:p text:style-name="P1">mysql&gt; insert into emp values ('e2', 'appu',10000,'d2',5,'2002-04-16','manger','karottuv', 'chennai');</text:p>
      <text:p text:style-name="P1">Query OK, 1 row affected (0.10 sec)</text:p>
      <text:p text:style-name="P1"/>
      <text:p text:style-name="P1"/>
      <text:p text:style-name="P1">mysql&gt; insert into emp values ('e3', 'cherian',90000,'d3',5,'2002-04-16','security','karot', 'delhi');</text:p>
      <text:p text:style-name="P1">Query OK, 1 row affected (0.17 sec)</text:p>
      <text:p text:style-name="P1"/>
      <text:p text:style-name="P1"><text:soft-page-break/>mysql&gt; insert into emp values ('e4', 'alberet',90000,'d3',5,'2002-04-16','security','karot', 'chennai');</text:p>
      <text:p text:style-name="P1">Query OK, 1 row affected (0.15 sec)</text:p>
      <text:p text:style-name="P1"/>
      <text:p text:style-name="P1">mysql&gt; desc <text:s/>emp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eno <text:s text:c="3"/>| varchar(10) | NO <text:s text:c="2"/>| PRI | NULL <text:s text:c="3"/>| <text:s text:c="6"/>|</text:p>
      <text:p text:style-name="P1">| ename <text:s/>| varchar(10) | NO <text:s text:c="2"/>| <text:s text:c="4"/>| NULL <text:s text:c="3"/>| <text:s text:c="6"/>|</text:p>
      <text:p text:style-name="P1">| salary | int <text:s text:c="8"/>| YES <text:s/>| <text:s text:c="4"/>| NULL <text:s text:c="3"/>| <text:s text:c="6"/>|</text:p>
      <text:p text:style-name="P1">| dnum <text:s text:c="2"/>| varchar(10) | YES <text:s/>| <text:s text:c="4"/>| NULL <text:s text:c="3"/>| <text:s text:c="6"/>|</text:p>
      <text:p text:style-name="P1">| mgrno <text:s/>| int <text:s text:c="8"/>| YES <text:s/>| <text:s text:c="4"/>| NULL <text:s text:c="3"/>| <text:s text:c="6"/>|</text:p>
      <text:p text:style-name="P1">| doj <text:s text:c="3"/>| date <text:s text:c="7"/>| YES <text:s/>| <text:s text:c="4"/>| NULL <text:s text:c="3"/>| <text:s text:c="6"/>|</text:p>
      <text:p text:style-name="P1">| des <text:s text:c="3"/>| varchar(10) | YES <text:s/>| <text:s text:c="4"/>| NULL <text:s text:c="3"/>| <text:s text:c="6"/>|</text:p>
      <text:p text:style-name="P1">| addr <text:s text:c="2"/>| varchar(10) | YES <text:s/>| <text:s text:c="4"/>| NULL <text:s text:c="3"/>| <text:s text:c="6"/>|</text:p>
      <text:p text:style-name="P1">| city <text:s text:c="2"/>| varchar(10) | YES <text:s/>| <text:s text:c="4"/>| NULL <text:s text:c="3"/>| <text:s text:c="6"/>|</text:p>
      <text:p text:style-name="P1">+--------+-------------+------+-----+---------+-------+</text:p>
      <text:p text:style-name="P1">9 rows in set (0.00 sec)</text:p>
      <text:p text:style-name="P1"/>
      <text:p text:style-name="P1">mysql&gt; slect * from dept;</text:p>
      <text:p text:style-name="P1"/>
      <text:p text:style-name="P1">mysql&gt; select * from dept;</text:p>
      <text:p text:style-name="P1">+------+-------+---------+----------+</text:p>
      <text:p text:style-name="P1">| dno <text:s/>| dname | mgrname | countemp |</text:p>
      <text:p text:style-name="P1">+------+-------+---------+----------+</text:p>
      <text:p text:style-name="P1">| d1 <text:s text:c="2"/>| MCA <text:s text:c="2"/>| nair <text:s text:c="3"/>| 12 <text:s text:c="6"/>|</text:p>
      <text:p text:style-name="P1">| d2 <text:s text:c="2"/>| MCOM <text:s/>| alvin <text:s text:c="2"/>| 10 <text:s text:c="6"/>|</text:p>
      <text:p text:style-name="P1">| d3 <text:s text:c="2"/>| Mba <text:s text:c="2"/>| cherian | 10 <text:s text:c="6"/>|</text:p>
      <text:p text:style-name="P1">+------+-------+---------+----------+</text:p>
      <text:p text:style-name="P1">3 rows in set (0.00 sec)</text:p>
      <text:p text:style-name="P1"/>
      <text:p text:style-name="P1">mysql&gt; select * from emp;</text:p>
      <text:p text:style-name="P1">+-----+---------+--------+------+-------+------------+----------+----------+---------+</text:p>
      <text:p text:style-name="P1">| eno | ename <text:s text:c="2"/>| salary | dnum | mgrno | doj <text:s text:c="7"/>| des <text:s text:c="5"/>| addr <text:s text:c="4"/>| city <text:s text:c="3"/>|</text:p>
      <text:p text:style-name="P1">+-----+---------+--------+------+-------+------------+----------+----------+---------+</text:p>
      <text:p text:style-name="P1">| e1 <text:s/>| alwin <text:s text:c="2"/>| <text:s/>10000 | d1 <text:s text:c="2"/>| <text:s text:c="4"/>5 | 2002-04-16 | clerk <text:s text:c="3"/>| karottuv | =kochi <text:s/>|</text:p>
      <text:p text:style-name="P1">| e2 <text:s/>| appu <text:s text:c="3"/>| <text:s/>10000 | d2 <text:s text:c="2"/>| <text:s text:c="4"/>5 | 2002-04-16 | manger <text:s text:c="2"/>| karottuv | chennai |</text:p>
      <text:p text:style-name="P1">| e3 <text:s/>| cherian | <text:s/>90000 | d3 <text:s text:c="2"/>| <text:s text:c="4"/>5 | 2002-04-16 | security | karot <text:s text:c="3"/>| delhi <text:s text:c="2"/>|</text:p>
      <text:p text:style-name="P1">| e4 <text:s/>| alberet | <text:s/>90000 | d3 <text:s text:c="2"/>| <text:s text:c="4"/>5 | 2002-04-16 | security | karot <text:s text:c="3"/>| chennai |</text:p>
      <text:p text:style-name="P1">+-----+---------+--------+------+-------+------------+----------+----------+---------+</text:p>
      <text:p text:style-name="P1">4 rows in set (0.00 sec)</text:p>
      <text:p text:style-name="P1"/>
      <text:p text:style-name="P1"/>
      <text:p text:style-name="P1">mysql&gt; select min(length(ename))"minimum length" from emp;</text:p>
      <text:p text:style-name="P1">+----------------+</text:p>
      <text:p text:style-name="P1">| minimum length |</text:p>
      <text:p text:style-name="P1">+----------------+</text:p>
      <text:p text:style-name="P1">| <text:s text:c="13"/>4 |</text:p>
      <text:p text:style-name="P1">+----------------+</text:p>
      <text:p text:style-name="P1">1 row in set (0.02 sec)<text:span text:style-name="T1">5 </text:span></text:p>
      <text:p text:style-name="P1"/>
      <text:p text:style-name="P1">mysql&gt; select length(ename) from emp where eno='e1';</text:p>
      <text:p text:style-name="P1"><text:soft-page-break/>+---------------+</text:p>
      <text:p text:style-name="P1">| length(ename) |</text:p>
      <text:p text:style-name="P1">+---------------+</text:p>
      <text:p text:style-name="P1">| <text:s text:c="12"/>5 |</text:p>
      <text:p text:style-name="P1">+---------------+</text:p>
      <text:p text:style-name="P1">1 row in set (0.00 sec)</text:p>
      <text:p text:style-name="P1"/>
      <text:p text:style-name="P1">mysql&gt; select ename ,ROUND(salary/30,2)from emp;</text:p>
      <text:p text:style-name="P1">+---------+--------------------+</text:p>
      <text:p text:style-name="P1">| ename <text:s text:c="2"/>| ROUND(salary/30,2) |</text:p>
      <text:p text:style-name="P1">+---------+--------------------+</text:p>
      <text:p text:style-name="P1">| alwin <text:s text:c="2"/>| <text:s text:c="12"/>333.33 |</text:p>
      <text:p text:style-name="P1">| appu <text:s text:c="3"/>| <text:s text:c="12"/>333.33 |</text:p>
      <text:p text:style-name="P1">| cherian | <text:s text:c="11"/>3000.00 |</text:p>
      <text:p text:style-name="P1">| alberet | <text:s text:c="11"/>3000.00 |</text:p>
      <text:p text:style-name="P1">+---------+--------------------+</text:p>
      <text:p text:style-name="P1">4 rows in set (0.03 sec)</text:p>
      <text:p text:style-name="P1"/>
      <text:p text:style-name="P1">mysql&gt; insert into emp values ('e3', 'mehafil',90000,'d3',5,'2002-04-16','hod','karot', 'delhi');</text:p>
      <text:p text:style-name="P1">ERROR 1062 (23000): Duplicate entry 'e3' for key 'emp.PRIMARY'</text:p>
      <text:p text:style-name="P1">mysql&gt; insert into emp values ('e4', 'mehafil',90000,'d3',5,'2002-04-16','hod','karot', 'delhi');</text:p>
      <text:p text:style-name="P1">ERROR 1062 (23000): Duplicate entry 'e4' for key 'emp.PRIMARY'</text:p>
      <text:p text:style-name="P1">mysql&gt; insert into emp values ('e5', 'mehafil',9000,'d3',5,'2002-04-16','hod','kat', 'chennai');</text:p>
      <text:p text:style-name="P1">Query OK, 1 row affected (0.13 sec)</text:p>
      <text:p text:style-name="P1"/>
      <text:p text:style-name="P1">mysql&gt; select * from emp;</text:p>
      <text:p text:style-name="P1">+-----+---------+--------+------+-------+------------+----------+----------+---------+</text:p>
      <text:p text:style-name="P1">| eno | ename <text:s text:c="2"/>| salary | dnum | mgrno | doj <text:s text:c="7"/>| des <text:s text:c="5"/>| addr <text:s text:c="4"/>| city <text:s text:c="3"/>|</text:p>
      <text:p text:style-name="P1">+-----+---------+--------+------+-------+------------+----------+----------+---------+</text:p>
      <text:p text:style-name="P1">| e1 <text:s/>| alwin <text:s text:c="2"/>| <text:s/>10000 | d1 <text:s text:c="2"/>| <text:s text:c="4"/>5 | 2002-04-16 | clerk <text:s text:c="3"/>| karottuv | =kochi <text:s/>|</text:p>
      <text:p text:style-name="P1">| e2 <text:s/>| appu <text:s text:c="3"/>| <text:s/>10000 | d2 <text:s text:c="2"/>| <text:s text:c="4"/>5 | 2002-04-16 | manger <text:s text:c="2"/>| karottuv | chennai |</text:p>
      <text:p text:style-name="P1">| e3 <text:s/>| cherian | <text:s/>90000 | d3 <text:s text:c="2"/>| <text:s text:c="4"/>5 | 2002-04-16 | security | karot <text:s text:c="3"/>| delhi <text:s text:c="2"/>|</text:p>
      <text:p text:style-name="P1">| e4 <text:s/>| alberet | <text:s/>90000 | d3 <text:s text:c="2"/>| <text:s text:c="4"/>5 | 2002-04-16 | security | karot <text:s text:c="3"/>| chennai |</text:p>
      <text:p text:style-name="P1">| e5 <text:s/>| mehafil | <text:s text:c="2"/>9000 | d3 <text:s text:c="2"/>| <text:s text:c="4"/>5 | 2002-04-16 | hod <text:s text:c="5"/>| kat <text:s text:c="5"/>| chennai |</text:p>
      <text:p text:style-name="P1">+-----+---------+--------+------+-------+------------+----------+----------+---------+</text:p>
      <text:p text:style-name="P1">5 rows in set (0.00 sec)</text:p>
      <text:p text:style-name="P1"/>
      <text:p text:style-name="P1"/>
      <text:p text:style-name="P1"><text:s/></text:p>
      <text:p text:style-name="P1">mysql&gt; select min(salary)from emp where des="hod";</text:p>
      <text:p text:style-name="P1">+-------------+</text:p>
      <text:p text:style-name="P1">| min(salary) |</text:p>
      <text:p text:style-name="P1">+-------------+</text:p>
      <text:p text:style-name="P1">| <text:s text:c="7"/>9000 |</text:p>
      <text:p text:style-name="P1">+-------------+</text:p>
      <text:p text:style-name="P1">1 row in set (0.00 sec)</text:p>
      <text:p text:style-name="P1"/>
      <text:p text:style-name="P1">mysql&gt; select min(salary)from emp where des="clerk";</text:p>
      <text:p text:style-name="P1">+-------------+</text:p>
      <text:p text:style-name="P1">| min(salary) |</text:p>
      <text:p text:style-name="P1">+-------------+</text:p>
      <text:p text:style-name="P1">| <text:s text:c="6"/>10000 |</text:p>
      <text:p text:style-name="P1"><text:soft-page-break/>+-------------+</text:p>
      <text:p text:style-name="P1">1 row in set (0.00 sec)</text:p>
      <text:p text:style-name="P1"/>
      <text:p text:style-name="P1">mysql&gt; select count(distinct(des)) from emp;</text:p>
      <text:p text:style-name="P1">+----------------------+</text:p>
      <text:p text:style-name="P1">| count(distinct(des)) |</text:p>
      <text:p text:style-name="P1">+----------------------+</text:p>
      <text:p text:style-name="P1">| <text:s text:c="19"/>4 |</text:p>
      <text:p text:style-name="P1">+----------------------+</text:p>
      <text:p text:style-name="P1">1 row in set (0.00 sec)</text:p>
      <text:p text:style-name="P1"/>
      <text:p text:style-name="P1">mysql&gt; select count(dnum) from emp where des like "hod";</text:p>
      <text:p text:style-name="P1">+-------------+</text:p>
      <text:p text:style-name="P1">| count(dnum) |</text:p>
      <text:p text:style-name="P1">+-------------+</text:p>
      <text:p text:style-name="P1">| <text:s text:c="10"/>1 |</text:p>
      <text:p text:style-name="P1">+-------------+</text:p>
      <text:p text:style-name="P1">1 row in set (0.00 sec)</text:p>
      <text:p text:style-name="P1"/>
      <text:p text:style-name="P1">mysql&gt; select avg (salary),sum(salary) from emp;</text:p>
      <text:p text:style-name="P1">+--------------+-------------+</text:p>
      <text:p text:style-name="P1">| avg (salary) | sum(salary) |</text:p>
      <text:p text:style-name="P1">+--------------+-------------+</text:p>
      <text:p text:style-name="P1">| <text:s text:c="2"/>41800.0000 | <text:s text:c="5"/>209000 |</text:p>
      <text:p text:style-name="P1">+--------------+-------------+</text:p>
      <text:p text:style-name="P1">1 row in set (0.00 sec)</text:p>
      <text:p text:style-name="P1"/>
      <text:p text:style-name="P1">mysql&gt; select ename from emp where salary=(select max(salary)from emp);</text:p>
      <text:p text:style-name="P1">+---------+</text:p>
      <text:p text:style-name="P1">| ename <text:s text:c="2"/>|</text:p>
      <text:p text:style-name="P1">+---------+</text:p>
      <text:p text:style-name="P1">| cherian |</text:p>
      <text:p text:style-name="P1">| alberet |</text:p>
      <text:p text:style-name="P1">+---------+</text:p>
      <text:p text:style-name="P1">2 rows in set (0.03 sec)</text:p>
      <text:p text:style-name="P1"/>
      <text:p text:style-name="P1">mysql&gt; select count(eno) from emp group by dnum;</text:p>
      <text:p text:style-name="P1">+------------+</text:p>
      <text:p text:style-name="P1">| count(eno) |</text:p>
      <text:p text:style-name="P1">+------------+</text:p>
      <text:p text:style-name="P1">| <text:s text:c="9"/>1 |</text:p>
      <text:p text:style-name="P1">| <text:s text:c="9"/>1 |</text:p>
      <text:p text:style-name="P1">| <text:s text:c="9"/>3 |</text:p>
      <text:p text:style-name="P1">+------------+</text:p>
      <text:p text:style-name="P1">3 rows in set (0.00 sec)</text:p>
      <text:p text:style-name="P1"/>
      <text:p text:style-name="P1">mysql&gt; select sum(salary) from emp group by mgrno;</text:p>
      <text:p text:style-name="P1">+-------------+</text:p>
      <text:p text:style-name="P1">| sum(salary) |</text:p>
      <text:p text:style-name="P1">+-------------+</text:p>
      <text:p text:style-name="P1">| <text:s text:c="5"/>209000 |</text:p>
      <text:p text:style-name="P1">+-------------+</text:p>
      <text:p text:style-name="P1"><text:soft-page-break/>1 row in set (0.00 sec)</text:p>
      <text:p text:style-name="P1"/>
      <text:p text:style-name="P1"/>
      <text:p text:style-name="P1">mysql&gt; select eno,ename,salary,mgrname from emp,dept where dept.dno=emp.dnum;</text:p>
      <text:p text:style-name="P1">+-----+---------+--------+---------+</text:p>
      <text:p text:style-name="P1">| eno | ename <text:s text:c="2"/>| salary | mgrname |</text:p>
      <text:p text:style-name="P1">+-----+---------+--------+---------+</text:p>
      <text:p text:style-name="P1">| e1 <text:s/>| alwin <text:s text:c="2"/>| <text:s/>10000 | nair <text:s text:c="3"/>|</text:p>
      <text:p text:style-name="P1">| e2 <text:s/>| appu <text:s text:c="3"/>| <text:s/>10000 | alvin <text:s text:c="2"/>|</text:p>
      <text:p text:style-name="P1">| e3 <text:s/>| cherian | <text:s/>90000 | cherian |</text:p>
      <text:p text:style-name="P1">| e4 <text:s/>| alberet | <text:s/>90000 | cherian |</text:p>
      <text:p text:style-name="P1">| e5 <text:s/>| mehafil | <text:s text:c="2"/>9000 | cherian |</text:p>
      <text:p text:style-name="P1">+-----+---------+--------+---------+</text:p>
      <text:p text:style-name="P1">5 rows in set (0.00 sec)</text:p>
      <text:p text:style-name="P1"/>
      <text:p text:style-name="P1">mysql&gt; select eno,ename,salary,dnum,doj from emp order by doj;</text:p>
      <text:p text:style-name="P1">+-----+---------+--------+------+------------+</text:p>
      <text:p text:style-name="P1">| eno | ename <text:s text:c="2"/>| salary | dnum | doj <text:s text:c="7"/>|</text:p>
      <text:p text:style-name="P1">+-----+---------+--------+------+------------+</text:p>
      <text:p text:style-name="P1">| e1 <text:s/>| alwin <text:s text:c="2"/>| <text:s/>10000 | d1 <text:s text:c="2"/>| 2002-04-16 |</text:p>
      <text:p text:style-name="P1">| e2 <text:s/>| appu <text:s text:c="3"/>| <text:s/>10000 | d2 <text:s text:c="2"/>| 2002-04-16 |</text:p>
      <text:p text:style-name="P1">| e3 <text:s/>| cherian | <text:s/>90000 | d3 <text:s text:c="2"/>| 2002-04-16 |</text:p>
      <text:p text:style-name="P1">| e4 <text:s/>| alberet | <text:s/>90000 | d3 <text:s text:c="2"/>| 2002-04-16 |</text:p>
      <text:p text:style-name="P1">| e5 <text:s/>| mehafil | <text:s text:c="2"/>9000 | d3 <text:s text:c="2"/>| 2002-04-16 |</text:p>
      <text:p text:style-name="P1">+-----+---------+--------+------+------------+</text:p>
      <text:p text:style-name="P1">5 rows in set (0.00 sec)</text:p>
      <text:p text:style-name="P1"/>
      <text:p text:style-name="P1">mysql&gt; select * from dept order by countemp desc;</text:p>
      <text:p text:style-name="P1">+------+-------+---------+----------+</text:p>
      <text:p text:style-name="P1">| dno <text:s/>| dname | mgrname | countemp |</text:p>
      <text:p text:style-name="P1">+------+-------+---------+----------+</text:p>
      <text:p text:style-name="P1">| d1 <text:s text:c="2"/>| MCA <text:s text:c="2"/>| nair <text:s text:c="3"/>| 12 <text:s text:c="6"/>|</text:p>
      <text:p text:style-name="P1">| d2 <text:s text:c="2"/>| MCOM <text:s/>| alvin <text:s text:c="2"/>| 10 <text:s text:c="6"/>|</text:p>
      <text:p text:style-name="P1">| d3 <text:s text:c="2"/>| Mba <text:s text:c="2"/>| cherian | 10 <text:s text:c="6"/>|</text:p>
      <text:p text:style-name="P1">+------+-------+---------+----------+</text:p>
      <text:p text:style-name="P1">3 rows in set (0.00 sec)</text:p>
      <text:p text:style-name="P1"/>
      <text:p text:style-name="P1">mysql&gt; select dnum,min(salary) from emp group by dnum having min(salary)&gt;1000;</text:p>
      <text:p text:style-name="P1">+------+-------------+</text:p>
      <text:p text:style-name="P1">| dnum | min(salary) |</text:p>
      <text:p text:style-name="P1">+------+-------------+</text:p>
      <text:p text:style-name="P1">| d1 <text:s text:c="2"/>| <text:s text:c="6"/>10000 |</text:p>
      <text:p text:style-name="P1">| d2 <text:s text:c="2"/>| <text:s text:c="6"/>10000 |</text:p>
      <text:p text:style-name="P1">| d3 <text:s text:c="2"/>| <text:s text:c="7"/>9000 |</text:p>
      <text:p text:style-name="P1">+------+-------------+</text:p>
      <text:p text:style-name="P1">3 rows in set (0.01 sec)</text:p>
      <text:p text:style-name="P1"/>
      <text:p text:style-name="P1">mysql&gt; select current_time,curtime(),current_time();</text:p>
      <text:p text:style-name="P1">+--------------+-----------+----------------+</text:p>
      <text:p text:style-name="P1">| current_time | curtime() | current_time() |</text:p>
      <text:p text:style-name="P1">+--------------+-----------+----------------+</text:p>
      <text:p text:style-name="P1">| 10:46:44 <text:s text:c="4"/>| 10:46:44 <text:s/>| 10:46:44 <text:s text:c="6"/>|</text:p>
      <text:p text:style-name="P1"><text:soft-page-break/>+--------------+-----------+----------------+</text:p>
      <text:p text:style-name="P1">1 row in set (0.00 sec)</text:p>
      <text:p text:style-name="P1"/>
      <text:p text:style-name="P1">mysql&gt; select current_date,curdate(),current_date();</text:p>
      <text:p text:style-name="P1">+--------------+------------+----------------+</text:p>
      <text:p text:style-name="P1">| current_date | curdate() <text:s/>| current_date() |</text:p>
      <text:p text:style-name="P1">+--------------+------------+----------------+</text:p>
      <text:p text:style-name="P1">| 2023-10-19 <text:s text:c="2"/>| 2023-10-19 | 2023-10-19 <text:s text:c="4"/>|</text:p>
      <text:p text:style-name="P1">+--------------+------------+----------------+</text:p>
      <text:p text:style-name="P1">1 row in set (0.00 sec)</text:p>
      <text:p text:style-name="P1"/>
      <text:p text:style-name="P1">mysql&gt; select last_day(curdate())last_day;</text:p>
      <text:p text:style-name="P1">+------------+</text:p>
      <text:p text:style-name="P1">| last_day <text:s text:c="2"/>|</text:p>
      <text:p text:style-name="P1">+------------+</text:p>
      <text:p text:style-name="P1">| 2023-10-31 |</text:p>
      <text:p text:style-name="P1">+------------+</text:p>
      <text:p text:style-name="P1">1 row in set (0.00 sec)</text:p>
      <text:p text:style-name="P1"/>
      <text:p text:style-name="P1">mysql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create table book_details(ISBN varchar(20),title varchar(20),</text:p>
      <text:p text:style-name="P2"><text:s text:c="4"/>-&gt; MRP decimal,publisher_id varchar(20), author varchar(20));</text:p>
      <text:p text:style-name="P2">Query OK, 0 rows affected (0.80 sec)</text:p>
      <text:p text:style-name="P2"/>
      <text:p text:style-name="P2">mysql&gt; create table publisher(publisher_id varchar(20),publisher_name</text:p>
      <text:p text:style-name="P2"><text:s text:c="4"/>-&gt; varchar(20),city varchar(20), state varchar(20),country</text:p>
      <text:p text:style-name="P2"><text:s text:c="4"/>-&gt; varchar(20));</text:p>
      <text:p text:style-name="P2">Query OK, 0 rows affected (0.75 sec)</text:p>
      <text:p text:style-name="P2"/>
      <text:p text:style-name="P2">mysql&gt; alter table book_details add primary key(ISBN);</text:p>
      <text:p text:style-name="P2">Query OK, 0 rows affected (1.43 sec)</text:p>
      <text:p text:style-name="P2">Records: 0 <text:s/>Duplicates: 0 <text:s/>Warnings: 0</text:p>
      <text:p text:style-name="P2"/>
      <text:p text:style-name="P2">mysql&gt; alter table publisher add primary key(publisher_id);</text:p>
      <text:p text:style-name="P2">\Query OK, 0 rows affected (1.59 sec)</text:p>
      <text:p text:style-name="P2">Records: 0 <text:s/>Duplicates: 0 <text:s/>Warnings: 0</text:p>
      <text:p text:style-name="P2"/>
      <text:p text:style-name="P2">mysql&gt; alter table book_details add foreign key(publisher_id)references publisher(publisher_id);</text:p>
      <text:p text:style-name="P2">Query OK, 0 rows affected (2.30 sec)</text:p>
      <text:p text:style-name="P2">Records: 0 <text:s/>Duplicates: 0 <text:s/>Warnings: 0</text:p>
      <text:p text:style-name="P2"/>
      <text:p text:style-name="P2">mysql&gt; desc publisher;</text:p>
      <text:p text:style-name="P2">+----------------+-------------+------+-----+---------+-------+</text:p>
      <text:p text:style-name="P2">| Field <text:s text:c="9"/>| Type <text:s text:c="7"/>| Null | Key | Default | Extra |</text:p>
      <text:p text:style-name="P2">+----------------+-------------+------+-----+---------+-------+</text:p>
      <text:p text:style-name="P2">| publisher_id <text:s text:c="2"/>| varchar(20) | NO <text:s text:c="2"/>| PRI | NULL <text:s text:c="3"/>| <text:s text:c="6"/>|</text:p>
      <text:p text:style-name="P2">| publisher_name | varchar(20) | YES <text:s/>| <text:s text:c="4"/>| NULL <text:s text:c="3"/>| <text:s text:c="6"/>|</text:p>
      <text:p text:style-name="P2">| city <text:s text:c="10"/>| varchar(20) | YES <text:s/>| <text:s text:c="4"/>| NULL <text:s text:c="3"/>| <text:s text:c="6"/>|</text:p>
      <text:p text:style-name="P2">| state <text:s text:c="9"/>| varchar(20) | YES <text:s/>| <text:s text:c="4"/>| NULL <text:s text:c="3"/>| <text:s text:c="6"/>|</text:p>
      <text:p text:style-name="P2">| country <text:s text:c="7"/>| varchar(20) | YES <text:s/>| <text:s text:c="4"/>| NULL <text:s text:c="3"/>| <text:s text:c="6"/>|</text:p>
      <text:p text:style-name="P2">+----------------+-------------+------+-----+---------+-------+</text:p>
      <text:p text:style-name="P2">5 rows in set (0.02 sec)</text:p>
      <text:p text:style-name="P2"/>
      <text:p text:style-name="P2">mysql&gt; insert into publisher values('1','alvin','adimaly','kerala','india');</text:p>
      <text:p text:style-name="P2">Query OK, 1 row affected (0.22 sec)</text:p>
      <text:p text:style-name="P2"/>
      <text:p text:style-name="P2">mysql&gt; insert into publisher values('2','arjun','adimaly','kerala','india');</text:p>
      <text:p text:style-name="P2">Query OK, 1 row affected (0.12 sec)</text:p>
      <text:p text:style-name="P2"/>
      <text:p text:style-name="P2">mysql&gt; insert into publisher values('3','aswin','ktpna','kerala','india');</text:p>
      <text:p text:style-name="P2">Query OK, 1 row affected (0.11 sec)</text:p>
      <text:p text:style-name="P2"/>
      <text:p text:style-name="P2">mysql&gt; insert into publisher values('4','aswin','ktpna','kerala','india');</text:p>
      <text:p text:style-name="P2">Query OK, 1 row affected (0.12 sec)</text:p>
      <text:p text:style-name="P2"/>
      <text:p text:style-name="P2">mysql&gt; insert into publisher values('5','cherian','ktpna','krntka','india');</text:p>
      <text:p text:style-name="P2"><text:soft-page-break/>Query OK, 1 row affected (0.09 sec)</text:p>
      <text:p text:style-name="P2"/>
      <text:p text:style-name="P2">mysql&gt; desc book_details;</text:p>
      <text:p text:style-name="P2">+--------------+---------------+------+-----+---------+-------+</text:p>
      <text:p text:style-name="P2">| Field <text:s text:c="7"/>| Type <text:s text:c="9"/>| Null | Key | Default | Extra |</text:p>
      <text:p text:style-name="P2">+--------------+---------------+------+-----+---------+-------+</text:p>
      <text:p text:style-name="P2">| ISBN <text:s text:c="8"/>| varchar(20) <text:s text:c="2"/>| NO <text:s text:c="2"/>| PRI | NULL <text:s text:c="3"/>| <text:s text:c="6"/>|</text:p>
      <text:p text:style-name="P2">| title <text:s text:c="7"/>| varchar(20) <text:s text:c="2"/>| YES <text:s/>| <text:s text:c="4"/>| NULL <text:s text:c="3"/>| <text:s text:c="6"/>|</text:p>
      <text:p text:style-name="P2">| MRP <text:s text:c="9"/>| decimal(10,0) | YES <text:s/>| <text:s text:c="4"/>| NULL <text:s text:c="3"/>| <text:s text:c="6"/>|</text:p>
      <text:p text:style-name="P2">| publisher_id | varchar(20) <text:s text:c="2"/>| YES <text:s/>| MUL | NULL <text:s text:c="3"/>| <text:s text:c="6"/>|</text:p>
      <text:p text:style-name="P2">| author <text:s text:c="6"/>| varchar(20) <text:s text:c="2"/>| YES <text:s/>| <text:s text:c="4"/>| NULL <text:s text:c="3"/>| <text:s text:c="6"/>|</text:p>
      <text:p text:style-name="P2">+--------------+---------------+------+-----+---------+-------+</text:p>
      <text:p text:style-name="P2">5 rows in set (0.00 sec)</text:p>
      <text:p text:style-name="P2"/>
      <text:p text:style-name="P2">mysql&gt; insert into book_details values('100','avalude ravukal','250','1','bibin');</text:p>
      <text:p text:style-name="P2">Query OK, 1 row affected (0.12 sec)</text:p>
      <text:p text:style-name="P2"/>
      <text:p text:style-name="P2">mysql&gt; insert into book_details values('101','prakashan parakatte','250','1','albert');</text:p>
      <text:p text:style-name="P2">Query OK, 1 row affected (0.14 sec)</text:p>
      <text:p text:style-name="P2"/>
      <text:p text:style-name="P2">mysql&gt; insert into book_details values('102','ayal kadhaezhuthukayanu','250','1','nair');</text:p>
      <text:p text:style-name="P2">ERROR 1406 (22001): Data too long for column 'title' at row 1</text:p>
      <text:p text:style-name="P2">mysql&gt; insert into book_details values('102','aadu jeevitham','500','2','nair');Query OK, 1 row affected (0.15 sec)</text:p>
      <text:p text:style-name="P2"/>
      <text:p text:style-name="P2">mysql&gt; insert into book_details values('103','roar of lion','500','3','ashikka');</text:p>
      <text:p text:style-name="P2">Query OK, 1 row affected (0.10 sec)</text:p>
      <text:p text:style-name="P2"/>
      <text:p text:style-name="P2">mysql&gt; insert into book_details values('104','greatest all time','500','4','leo');</text:p>
      <text:p text:style-name="P2">Query OK, 1 row affected (0.06 sec)</text:p>
      <text:p text:style-name="P2"/>
      <text:p text:style-name="P2">mysql&gt; select * from <text:s/>book_details;</text:p>
      <text:p text:style-name="P2">+------+---------------------+------+--------------+---------+</text:p>
      <text:p text:style-name="P2">| ISBN | title <text:s text:c="14"/>| MRP <text:s/>| publisher_id | author <text:s/>|</text:p>
      <text:p text:style-name="P2">+------+---------------------+------+--------------+---------+</text:p>
      <text:p text:style-name="P2">| 100 <text:s/>| avalude ravukal <text:s text:c="4"/>| <text:s/>250 | 1 <text:s text:c="11"/>| bibin <text:s text:c="2"/>|</text:p>
      <text:p text:style-name="P2">| 101 <text:s/>| prakashan parakatte | <text:s/>250 | 1 <text:s text:c="11"/>| albert <text:s/>|</text:p>
      <text:p text:style-name="P2">| 102 <text:s/>| aadu jeevitham <text:s text:c="5"/>| <text:s/>500 | 2 <text:s text:c="11"/>| nair <text:s text:c="3"/>|</text:p>
      <text:p text:style-name="P2">| 103 <text:s/>| roar of lion <text:s text:c="7"/>| <text:s/>500 | 3 <text:s text:c="11"/>| ashikka |</text:p>
      <text:p text:style-name="P2">| 104 <text:s/>| greatest all time <text:s text:c="2"/>| <text:s/>500 | 4 <text:s text:c="11"/>| leo <text:s text:c="4"/>|</text:p>
      <text:p text:style-name="P2">+------+---------------------+------+--------------+---------+</text:p>
      <text:p text:style-name="P2">5 rows in set (0.00 sec)</text:p>
      <text:p text:style-name="P2"/>
      <text:p text:style-name="P2">mysql&gt; select * from <text:s/>publisher;</text:p>
      <text:p text:style-name="P2">+--------------+----------------+---------+--------+---------+</text:p>
      <text:p text:style-name="P2">| publisher_id | publisher_name | city <text:s text:c="3"/>| state <text:s/>| country |</text:p>
      <text:p text:style-name="P2">+--------------+----------------+---------+--------+---------+</text:p>
      <text:p text:style-name="P2">| 1 <text:s text:c="11"/>| alvin <text:s text:c="9"/>| adimaly | kerala | india <text:s text:c="2"/>|</text:p>
      <text:p text:style-name="P2">| 2 <text:s text:c="11"/>| arjun <text:s text:c="9"/>| adimaly | kerala | india <text:s text:c="2"/>|</text:p>
      <text:p text:style-name="P2">| 3 <text:s text:c="11"/>| aswin <text:s text:c="9"/>| ktpna <text:s text:c="2"/>| kerala | india <text:s text:c="2"/>|</text:p>
      <text:p text:style-name="P2">| 4 <text:s text:c="11"/>| aswin <text:s text:c="9"/>| ktpna <text:s text:c="2"/>| kerala | india <text:s text:c="2"/>|</text:p>
      <text:p text:style-name="P2">| 5 <text:s text:c="11"/>| cherian <text:s text:c="7"/>| ktpna <text:s text:c="2"/>| krntka | india <text:s text:c="2"/>|</text:p>
      <text:p text:style-name="P2"><text:soft-page-break/>+--------------+----------------+---------+--------+---------+</text:p>
      <text:p text:style-name="P2">5 rows in set (0.00 sec)</text:p>
      <text:p text:style-name="P2"/>
      <text:p text:style-name="P2">mysql&gt; select ISBN,title,MRP,publisher_name,author from</text:p>
      <text:p text:style-name="P2"><text:s text:c="4"/>-&gt; publisher,book_details where</text:p>
      <text:p text:style-name="P2"><text:s text:c="4"/>-&gt; publisher.publisher_id=book_details.publisher_id;</text:p>
      <text:p text:style-name="P2">+------+---------------------+------+----------------+---------+</text:p>
      <text:p text:style-name="P2">| ISBN | title <text:s text:c="14"/>| MRP <text:s/>| publisher_name | author <text:s/>|</text:p>
      <text:p text:style-name="P2">+------+---------------------+------+----------------+---------+</text:p>
      <text:p text:style-name="P2">| 100 <text:s/>| avalude ravukal <text:s text:c="4"/>| <text:s/>250 | alvin <text:s text:c="9"/>| bibin <text:s text:c="2"/>|</text:p>
      <text:p text:style-name="P2">| 101 <text:s/>| prakashan parakatte | <text:s/>250 | alvin <text:s text:c="9"/>| albert <text:s/>|</text:p>
      <text:p text:style-name="P2">| 102 <text:s/>| aadu jeevitham <text:s text:c="5"/>| <text:s/>500 | arjun <text:s text:c="9"/>| nair <text:s text:c="3"/>|</text:p>
      <text:p text:style-name="P2">| 103 <text:s/>| roar of lion <text:s text:c="7"/>| <text:s/>500 | aswin <text:s text:c="9"/>| ashikka |</text:p>
      <text:p text:style-name="P2">| 104 <text:s/>| greatest all time <text:s text:c="2"/>| <text:s/>500 | aswin <text:s text:c="9"/>| leo <text:s text:c="4"/>|</text:p>
      <text:p text:style-name="P2">+------+---------------------+------+----------------+---------+</text:p>
      <text:p text:style-name="P2">5 rows in set (0.00 sec)</text:p>
      <text:p text:style-name="P2"/>
      <text:p text:style-name="P2">mysql&gt; select * from publisher where publisher_name like 'm%';</text:p>
      <text:p text:style-name="P2">Empty set (0.00 sec)</text:p>
      <text:p text:style-name="P2"/>
      <text:p text:style-name="P2">mysql&gt; insert into publisher values('5','mehafil','ktpna','kerala','india');</text:p>
      <text:p text:style-name="P2">ERROR 1062 (23000): Duplicate entry '5' for key 'publisher.PRIMARY'</text:p>
      <text:p text:style-name="P2">mysql&gt; insert into publisher values('6','mehafil','ktpna','kerala','india');</text:p>
      <text:p text:style-name="P2">Query OK, 1 row affected (0.09 sec)</text:p>
      <text:p text:style-name="P2"/>
      <text:p text:style-name="P2">mysql&gt; select * from publisher where publisher_name like 'm%';</text:p>
      <text:p text:style-name="P2">+--------------+----------------+-------+--------+---------+</text:p>
      <text:p text:style-name="P2">| publisher_id | publisher_name | city <text:s/>| state <text:s/>| country |</text:p>
      <text:p text:style-name="P2">+--------------+----------------+-------+--------+---------+</text:p>
      <text:p text:style-name="P2">| 6 <text:s text:c="11"/>| mehafil <text:s text:c="7"/>| ktpna | kerala | india <text:s text:c="2"/>|</text:p>
      <text:p text:style-name="P2">+--------------+----------------+-------+--------+---------+</text:p>
      <text:p text:style-name="P2">1 row in set (0.00 sec)</text:p>
      <text:p text:style-name="P2"/>
      <text:p text:style-name="P2">mysql&gt; select ISBN,title, MRP,author from book_details where MRP &gt;</text:p>
      <text:p text:style-name="P2"><text:s text:c="4"/>-&gt; (select min(MRP) from book_details) and title like 'm%';</text:p>
      <text:p text:style-name="P2">Empty set (0.07 sec)</text:p>
      <text:p text:style-name="P2"/>
      <text:p text:style-name="P2">mysql&gt; insert into book_details values('106','mahan','500','4','leonal');</text:p>
      <text:p text:style-name="P2">Query OK, 1 row affected (0.14 sec)</text:p>
      <text:p text:style-name="P2"/>
      <text:p text:style-name="P2"/>
      <text:p text:style-name="P2">mysql&gt; use alvin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mysql&gt; select title from book_details, publisher where book_details.publisher_id=publisher.publisher_id and publisher_name='mehafil';</text:p>
      <text:p text:style-name="P2">Empty set (0.00 sec)</text:p>
      <text:p text:style-name="P2"/>
      <text:p text:style-name="P2">mysql&gt; select title from book_details, publisher where book_details.publisher_id=publisher.publisher_id and publisher_name='aswin';</text:p>
      <text:p text:style-name="P2">+-------------------+</text:p>
      <text:p text:style-name="P2"><text:soft-page-break/>| title <text:s text:c="12"/>|</text:p>
      <text:p text:style-name="P2">+-------------------+</text:p>
      <text:p text:style-name="P2">| roar of lion <text:s text:c="5"/>|</text:p>
      <text:p text:style-name="P2">| greatest all time |</text:p>
      <text:p text:style-name="P2">| mahan <text:s text:c="12"/>|</text:p>
      <text:p text:style-name="P2">+-------------------+</text:p>
      <text:p text:style-name="P2">3 rows in set (0.00 sec)</text:p>
      <text:p text:style-name="P2"/>
      <text:p text:style-name="P2">mysql&gt; desc book_details;</text:p>
      <text:p text:style-name="P2">+--------------+---------------+------+-----+---------+-------+</text:p>
      <text:p text:style-name="P2">| Field <text:s text:c="7"/>| Type <text:s text:c="9"/>| Null | Key | Default | Extra |</text:p>
      <text:p text:style-name="P2">+--------------+---------------+------+-----+---------+-------+</text:p>
      <text:p text:style-name="P2">| ISBN <text:s text:c="8"/>| varchar(20) <text:s text:c="2"/>| NO <text:s text:c="2"/>| PRI | NULL <text:s text:c="3"/>| <text:s text:c="6"/>|</text:p>
      <text:p text:style-name="P2">| title <text:s text:c="7"/>| varchar(20) <text:s text:c="2"/>| YES <text:s/>| <text:s text:c="4"/>| NULL <text:s text:c="3"/>| <text:s text:c="6"/>|</text:p>
      <text:p text:style-name="P2">| MRP <text:s text:c="9"/>| decimal(10,0) | YES <text:s/>| <text:s text:c="4"/>| NULL <text:s text:c="3"/>| <text:s text:c="6"/>|</text:p>
      <text:p text:style-name="P2">| publisher_id | varchar(20) <text:s text:c="2"/>| YES <text:s/>| MUL | NULL <text:s text:c="3"/>| <text:s text:c="6"/>|</text:p>
      <text:p text:style-name="P2">| author <text:s text:c="6"/>| varchar(20) <text:s text:c="2"/>| YES <text:s/>| <text:s text:c="4"/>| NULL <text:s text:c="3"/>| <text:s text:c="6"/>|</text:p>
      <text:p text:style-name="P2">+--------------+---------------+------+-----+---------+-------+</text:p>
      <text:p text:style-name="P2">5 rows in set (0.00 sec)</text:p>
      <text:p text:style-name="P2"/>
      <text:p text:style-name="P2">mysql&gt; select * from <text:s/>book_details;</text:p>
      <text:p text:style-name="P2">+------+---------------------+------+--------------+---------+</text:p>
      <text:p text:style-name="P2">| ISBN | title <text:s text:c="14"/>| MRP <text:s/>| publisher_id | author <text:s/>|</text:p>
      <text:p text:style-name="P2">+------+---------------------+------+--------------+---------+</text:p>
      <text:p text:style-name="P2">| 100 <text:s/>| avalude ravukal <text:s text:c="4"/>| <text:s/>250 | 1 <text:s text:c="11"/>| bibin <text:s text:c="2"/>|</text:p>
      <text:p text:style-name="P2">| 101 <text:s/>| prakashan parakatte | <text:s/>250 | 1 <text:s text:c="11"/>| albert <text:s/>|</text:p>
      <text:p text:style-name="P2">| 102 <text:s/>| aadu jeevitham <text:s text:c="5"/>| <text:s/>500 | 2 <text:s text:c="11"/>| nair <text:s text:c="3"/>|</text:p>
      <text:p text:style-name="P2">| 103 <text:s/>| roar of lion <text:s text:c="7"/>| <text:s/>500 | 3 <text:s text:c="11"/>| ashikka |</text:p>
      <text:p text:style-name="P2">| 104 <text:s/>| greatest all time <text:s text:c="2"/>| <text:s/>500 | 4 <text:s text:c="11"/>| leo <text:s text:c="4"/>|</text:p>
      <text:p text:style-name="P2">| 106 <text:s/>| mahan <text:s text:c="14"/>| <text:s/>500 | 4 <text:s text:c="11"/>| leonal <text:s/>|</text:p>
      <text:p text:style-name="P2">+------+---------------------+------+--------------+---------+</text:p>
      <text:p text:style-name="P2">6 rows in set (0.00 sec)</text:p>
      <text:p text:style-name="P2"/>
      <text:p text:style-name="P2">mysql&gt; select * from dept order by countemp desc;</text:p>
      <text:p text:style-name="P2">+------+-------+---------+----------+</text:p>
      <text:p text:style-name="P2">| dno <text:s/>| dname | mgrname | countemp |</text:p>
      <text:p text:style-name="P2">+------+-------+---------+----------+</text:p>
      <text:p text:style-name="P2">| d1 <text:s text:c="2"/>| MCA <text:s text:c="2"/>| nair <text:s text:c="3"/>| 12 <text:s text:c="6"/>|</text:p>
      <text:p text:style-name="P2">| d2 <text:s text:c="2"/>| MCOM <text:s/>| alvin <text:s text:c="2"/>| 10 <text:s text:c="6"/>|</text:p>
      <text:p text:style-name="P2">| d3 <text:s text:c="2"/>| Mba <text:s text:c="2"/>| cherian | 10 <text:s text:c="6"/>|</text:p>
      <text:p text:style-name="P2">+------+-------+---------+----------+</text:p>
      <text:p text:style-name="P2">3 rows in set (0.03 sec)</text:p>
      <text:p text:style-name="P2"/>
      <text:p text:style-name="P2">mysql&gt; select title from book_details, publisher where book_details.publisher_id=publisher.publisher_id and publisher_name='aswin';</text:p>
      <text:p text:style-name="P2">+-------------------+</text:p>
      <text:p text:style-name="P2">| title <text:s text:c="12"/>|</text:p>
      <text:p text:style-name="P2">+-------------------+</text:p>
      <text:p text:style-name="P2">| roar of lion <text:s text:c="5"/>|</text:p>
      <text:p text:style-name="P2">| greatest all time |</text:p>
      <text:p text:style-name="P2">| mahan <text:s text:c="12"/>|</text:p>
      <text:p text:style-name="P2">+-------------------+</text:p>
      <text:p text:style-name="P2"><text:soft-page-break/>3 rows in set (0.00 sec)</text:p>
      <text:p text:style-name="P2"/>
      <text:p text:style-name="P2">mysql&gt; select * from book_details b,publisher p where b.publisher_id=p.publisher_id; </text:p>
      <text:p text:style-name="P2">+------+---------------------+------+--------------+---------+--------------+----------------+---------+--------+---------+</text:p>
      <text:p text:style-name="P2"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6 rows in set (0.00 sec)</text:p>
      <text:p text:style-name="P2"/>
      <text:p text:style-name="P2">mysql&gt; select * from book_details inner join publisher using(publisher_id);</text:p>
      <text:p text:style-name="P2">+--------------+------+---------------------+------+---------+----------------+---------+--------+---------+</text:p>
      <text:p text:style-name="P2">| publisher_id | ISBN | title <text:s text:c="14"/>| MRP <text:s/>| author <text:s/>| publisher_name | city <text:s text:c="3"/>| state <text:s/>| country |</text:p>
      <text:p text:style-name="P2">+--------------+------+---------------------+------+---------+----------------+---------+--------+---------+</text:p>
      <text:p text:style-name="P2">| 1 <text:s text:c="11"/>| 100 <text:s/>| avalude ravukal <text:s text:c="4"/>| <text:s/>250 | bibin <text:s text:c="2"/>| alvin <text:s text:c="9"/>| adimaly | kerala | india <text:s text:c="2"/>|</text:p>
      <text:p text:style-name="P2">| 1 <text:s text:c="11"/>| 101 <text:s/>| prakashan parakatte | <text:s/>250 | albert <text:s/>| alvin <text:s text:c="9"/>| adimaly | kerala | india <text:s text:c="2"/>|</text:p>
      <text:p text:style-name="P2">| 2 <text:s text:c="11"/>| 102 <text:s/>| aadu jeevitham <text:s text:c="5"/>| <text:s/>500 | nair <text:s text:c="3"/>| arjun <text:s text:c="9"/>| adimaly | kerala | india <text:s text:c="2"/>|</text:p>
      <text:p text:style-name="P2">| 3 <text:s text:c="11"/>| 103 <text:s/>| roar of lion <text:s text:c="7"/>| <text:s/>500 | ashikka | aswin <text:s text:c="9"/>| ktpna <text:s text:c="2"/>| kerala | india <text:s text:c="2"/>|</text:p>
      <text:p text:style-name="P2">| 4 <text:s text:c="11"/>| 104 <text:s/>| greatest all time <text:s text:c="2"/>| <text:s/>500 | leo <text:s text:c="4"/>| aswin <text:s text:c="9"/>| ktpna <text:s text:c="2"/>| kerala | india <text:s text:c="2"/>|</text:p>
      <text:p text:style-name="P2">| 4 <text:s text:c="11"/>| 106 <text:s/>| mahan <text:s text:c="14"/>| <text:s/>500 | leonal <text:s/>| aswin <text:s text:c="9"/>| ktpna <text:s text:c="2"/>| kerala | india <text:s text:c="2"/>|</text:p>
      <text:p text:style-name="P2">+--------------+------+---------------------+------+---------+----------------+---------+--------+---------+</text:p>
      <text:p text:style-name="P2">6 rows in set (0.01 sec)</text:p>
      <text:p text:style-name="P2"/>
      <text:p text:style-name="P2">mysql&gt; select * from book_details b left join publisher p on b.publisher_id=p.publisher_id;</text:p>
      <text:p text:style-name="P2">+------+---------------------+------+--------------+---------+--------------+----------------+---------+--------+---------+</text:p>
      <text:p text:style-name="P2"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6 rows in set (0.00 sec)</text:p>
      <text:p text:style-name="P2"/>
      <text:p text:style-name="P2">mysql&gt; select * from book_details b right join publisher p on b.publisher_id=p.publisher_id;</text:p>
      <text:p text:style-name="P2">+------+---------------------+------+--------------+---------+--------------+----------------+---------+--------+---------+</text:p>
      <text:p text:style-name="P2"><text:soft-page-break/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| NULL | NULL <text:s text:c="15"/>| NULL | NULL <text:s text:c="8"/>| NULL <text:s text:c="3"/>| 5 <text:s text:c="11"/>| cherian <text:s text:c="7"/>| ktpna <text:s text:c="2"/>| krntka | india <text:s text:c="2"/>|</text:p>
      <text:p text:style-name="P2">| NULL | NULL <text:s text:c="15"/>| NULL | NULL <text:s text:c="8"/>| NULL <text:s text:c="3"/>| 6 <text:s text:c="11"/>| mehafil <text:s text:c="7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8 rows in set (0.00 sec)</text:p>
      <text:p text:style-name="P2"/>
      <text:p text:style-name="P2">mysql&gt; select * from book_details b left join publisher p on b.publisher_id=p.publisher_id UNION ALL select * from book_details b right join publisher p on b.publisher_id=p.publisher_id;</text:p>
      <text:p text:style-name="P2">+------+---------------------+------+--------------+---------+--------------+----------------+---------+--------+---------+</text:p>
      <text:p text:style-name="P2"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| NULL | NULL <text:s text:c="15"/>| NULL | NULL <text:s text:c="8"/>| NULL <text:s text:c="3"/>| 5 <text:s text:c="11"/>| cherian <text:s text:c="7"/>| ktpna <text:s text:c="2"/>| krntka | india <text:s text:c="2"/>|</text:p>
      <text:p text:style-name="P2">| NULL | NULL <text:s text:c="15"/>| NULL | NULL <text:s text:c="8"/>| NULL <text:s text:c="3"/>| 6 <text:s text:c="11"/>| mehafil <text:s text:c="7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14 rows in set (0.00 sec)</text:p>
      <text:p text:style-name="P2"/>
      <text:p text:style-name="P2">mysql&gt; select title,MRP,city from book_details b,publisher p where</text:p>
      <text:p text:style-name="P2"><text:s text:c="4"/>-&gt; b.publisher_id=p.publisher_id;</text:p>
      <text:p text:style-name="P2">+---------------------+------+---------+</text:p>
      <text:p text:style-name="P2">| title <text:s text:c="14"/>| MRP <text:s/>| city <text:s text:c="3"/>|</text:p>
      <text:p text:style-name="P2">+---------------------+------+---------+</text:p>
      <text:p text:style-name="P2">| avalude ravukal <text:s text:c="4"/>| <text:s/>250 | adimaly |</text:p>
      <text:p text:style-name="P2"><text:soft-page-break/>| prakashan parakatte | <text:s/>250 | adimaly |</text:p>
      <text:p text:style-name="P2">| aadu jeevitham <text:s text:c="5"/>| <text:s/>500 | adimaly |</text:p>
      <text:p text:style-name="P2">| roar of lion <text:s text:c="7"/>| <text:s/>500 | ktpna <text:s text:c="2"/>|</text:p>
      <text:p text:style-name="P2">| greatest all time <text:s text:c="2"/>| <text:s/>500 | ktpna <text:s text:c="2"/>|</text:p>
      <text:p text:style-name="P2">| mahan <text:s text:c="14"/>| <text:s/>500 | ktpna <text:s text:c="2"/>|</text:p>
      <text:p text:style-name="P2">+---------------------+------+---------+</text:p>
      <text:p text:style-name="P2">6 rows in set (0.00 sec)</text:p>
      <text:p text:style-name="P2"/>
      <text:p text:style-name="P2">mysql&gt; select * from book_details b,publisher p where</text:p>
      <text:p text:style-name="P2"><text:s text:c="4"/>-&gt; b.publisher_id=p.publisher_id;</text:p>
      <text:p text:style-name="P2">+------+---------------------+------+--------------+---------+--------------+----------------+---------+--------+---------+</text:p>
      <text:p text:style-name="P2"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6 rows in set (0.00 sec)</text:p>
      <text:p text:style-name="P2"/>
      <text:p text:style-name="P2">mysql&gt; select * from publisher p right join book_details b on</text:p>
      <text:p text:style-name="P2"><text:s text:c="4"/>-&gt; b.publisher_id=p.publisher_id;</text:p>
      <text:p text:style-name="P2">+--------------+----------------+---------+--------+---------+------+---------------------+------+--------------+---------+</text:p>
      <text:p text:style-name="P2">| publisher_id | publisher_name | city <text:s text:c="3"/>| state <text:s/>| country | ISBN | title <text:s text:c="14"/>| MRP <text:s/>| publisher_id | author <text:s/>|</text:p>
      <text:p text:style-name="P2">+--------------+----------------+---------+--------+---------+------+---------------------+------+--------------+---------+</text:p>
      <text:p text:style-name="P2">| 1 <text:s text:c="11"/>| alvin <text:s text:c="9"/>| adimaly | kerala | india <text:s text:c="2"/>| 100 <text:s/>| avalude ravukal <text:s text:c="4"/>| <text:s/>250 | 1 <text:s text:c="11"/>| bibin <text:s text:c="2"/>|</text:p>
      <text:p text:style-name="P2">| 1 <text:s text:c="11"/>| alvin <text:s text:c="9"/>| adimaly | kerala | india <text:s text:c="2"/>| 101 <text:s/>| prakashan parakatte | <text:s/>250 | 1 <text:s text:c="11"/>| albert <text:s/>|</text:p>
      <text:p text:style-name="P2">| 2 <text:s text:c="11"/>| arjun <text:s text:c="9"/>| adimaly | kerala | india <text:s text:c="2"/>| 102 <text:s/>| aadu jeevitham <text:s text:c="5"/>| <text:s/>500 | 2 <text:s text:c="11"/>| nair <text:s text:c="3"/>|</text:p>
      <text:p text:style-name="P2">| 3 <text:s text:c="11"/>| aswin <text:s text:c="9"/>| ktpna <text:s text:c="2"/>| kerala | india <text:s text:c="2"/>| 103 <text:s/>| roar of lion <text:s text:c="7"/>| <text:s/>500 | 3 <text:s text:c="11"/>| ashikka |</text:p>
      <text:p text:style-name="P2">| 4 <text:s text:c="11"/>| aswin <text:s text:c="9"/>| ktpna <text:s text:c="2"/>| kerala | india <text:s text:c="2"/>| 104 <text:s/>| greatest all time <text:s text:c="2"/>| <text:s/>500 | 4 <text:s text:c="11"/>| leo <text:s text:c="4"/>|</text:p>
      <text:p text:style-name="P2">| 4 <text:s text:c="11"/>| aswin <text:s text:c="9"/>| ktpna <text:s text:c="2"/>| kerala | india <text:s text:c="2"/>| 106 <text:s/>| mahan <text:s text:c="14"/>| <text:s/>500 | 4 <text:s text:c="11"/>| leonal <text:s/>|</text:p>
      <text:p text:style-name="P2">+--------------+----------------+---------+--------+---------+------+---------------------+------+--------------+---------+</text:p>
      <text:p text:style-name="P2">6 rows in set (0.00 sec)</text:p>
      <text:p text:style-name="P2"/>
      <text:p text:style-name="P2">mysql&gt; select distinct publisher_name from publisher p, book_details</text:p>
      <text:p text:style-name="P2"><text:s text:c="4"/>-&gt; b;</text:p>
      <text:p text:style-name="P2">+----------------+</text:p>
      <text:p text:style-name="P2">| publisher_name |</text:p>
      <text:p text:style-name="P2">+----------------+</text:p>
      <text:p text:style-name="P2">| mehafil <text:s text:c="7"/>|</text:p>
      <text:p text:style-name="P2">| cherian <text:s text:c="7"/>|</text:p>
      <text:p text:style-name="P2">| aswin <text:s text:c="9"/>|</text:p>
      <text:p text:style-name="P2"><text:soft-page-break/>| arjun <text:s text:c="9"/>|</text:p>
      <text:p text:style-name="P2">| alvin <text:s text:c="9"/>|</text:p>
      <text:p text:style-name="P2">+----------------+</text:p>
      <text:p text:style-name="P2">5 rows in set (0.00 sec)</text:p>
      <text:p text:style-name="P2"/>
      <text:p text:style-name="P2">mysql&gt; select * from book_details;</text:p>
      <text:p text:style-name="P2">+------+---------------------+------+--------------+---------+</text:p>
      <text:p text:style-name="P2">| ISBN | title <text:s text:c="14"/>| MRP <text:s/>| publisher_id | author <text:s/>|</text:p>
      <text:p text:style-name="P2">+------+---------------------+------+--------------+---------+</text:p>
      <text:p text:style-name="P2">| 100 <text:s/>| avalude ravukal <text:s text:c="4"/>| <text:s/>250 | 1 <text:s text:c="11"/>| bibin <text:s text:c="2"/>|</text:p>
      <text:p text:style-name="P2">| 101 <text:s/>| prakashan parakatte | <text:s/>250 | 1 <text:s text:c="11"/>| albert <text:s/>|</text:p>
      <text:p text:style-name="P2">| 102 <text:s/>| aadu jeevitham <text:s text:c="5"/>| <text:s/>500 | 2 <text:s text:c="11"/>| nair <text:s text:c="3"/>|</text:p>
      <text:p text:style-name="P2">| 103 <text:s/>| roar of lion <text:s text:c="7"/>| <text:s/>500 | 3 <text:s text:c="11"/>| ashikka |</text:p>
      <text:p text:style-name="P2">| 104 <text:s/>| greatest all time <text:s text:c="2"/>| <text:s/>500 | 4 <text:s text:c="11"/>| leo <text:s text:c="4"/>|</text:p>
      <text:p text:style-name="P2">| 106 <text:s/>| mahan <text:s text:c="14"/>| <text:s/>500 | 4 <text:s text:c="11"/>| leonal <text:s/>|</text:p>
      <text:p text:style-name="P2">+------+---------------------+------+--------------+---------+</text:p>
      <text:p text:style-name="P2">6 rows in set (0.00 sec)</text:p>
      <text:p text:style-name="P2"/>
      <text:p text:style-name="P2">mysql&gt; select * from publisher;</text:p>
      <text:p text:style-name="P2">+--------------+----------------+---------+--------+---------+</text:p>
      <text:p text:style-name="P2">| publisher_id | publisher_name | city <text:s text:c="3"/>| state <text:s/>| country |</text:p>
      <text:p text:style-name="P2">+--------------+----------------+---------+--------+---------+</text:p>
      <text:p text:style-name="P2">| 1 <text:s text:c="11"/>| alvin <text:s text:c="9"/>| adimaly | kerala | india <text:s text:c="2"/>|</text:p>
      <text:p text:style-name="P2">| 2 <text:s text:c="11"/>| arjun <text:s text:c="9"/>| adimaly | kerala | india <text:s text:c="2"/>|</text:p>
      <text:p text:style-name="P2">| 3 <text:s text:c="11"/>| aswin <text:s text:c="9"/>| ktpna <text:s text:c="2"/>| kerala | india <text:s text:c="2"/>|</text:p>
      <text:p text:style-name="P2">| 4 <text:s text:c="11"/>| aswin <text:s text:c="9"/>| ktpna <text:s text:c="2"/>| kerala | india <text:s text:c="2"/>|</text:p>
      <text:p text:style-name="P2">| 5 <text:s text:c="11"/>| cherian <text:s text:c="7"/>| ktpna <text:s text:c="2"/>| krntka | india <text:s text:c="2"/>|</text:p>
      <text:p text:style-name="P2">| 6 <text:s text:c="11"/>| mehafil <text:s text:c="7"/>| ktpna <text:s text:c="2"/>| kerala | india <text:s text:c="2"/>|</text:p>
      <text:p text:style-name="P2">+--------------+----------------+---------+--------+---------+</text:p>
      <text:p text:style-name="P2">6 rows in set (0.00 sec)</text:p>
      <text:p text:style-name="P2"/>
      <text:p text:style-name="P2">mysql&gt; select * from book_details b left join publisher p on b.publisher_id=p.publisher_id UNION ALL select * from book_details b right join publisher p on b.publisher_id=p.publisher_id;</text:p>
      <text:p text:style-name="P2">+------+---------------------+------+--------------+---------+--------------+----------------+---------+--------+---------+</text:p>
      <text:p text:style-name="P2">| ISBN | title <text:s text:c="14"/>| MRP <text:s/>| publisher_id | author <text:s/>| publisher_id | publisher_name | city <text:s text:c="3"/>| state <text:s/>| country |</text:p>
      <text:p text:style-name="P2">+------+---------------------+------+--------------+---------+--------------+----------------+---------+--------+---------+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| 100 <text:s/>| avalude ravukal <text:s text:c="4"/>| <text:s/>250 | 1 <text:s text:c="11"/>| bibin <text:s text:c="2"/>| 1 <text:s text:c="11"/>| alvin <text:s text:c="9"/>| adimaly | kerala | india <text:s text:c="2"/>|</text:p>
      <text:p text:style-name="P2">| 101 <text:s/>| prakashan parakatte | <text:s/>250 | 1 <text:s text:c="11"/>| albert <text:s/>| 1 <text:s text:c="11"/>| alvin <text:s text:c="9"/>| adimaly | kerala | india <text:s text:c="2"/>|</text:p>
      <text:p text:style-name="P2">| 102 <text:s/>| aadu jeevitham <text:s text:c="5"/>| <text:s/>500 | 2 <text:s text:c="11"/>| nair <text:s text:c="3"/>| 2 <text:s text:c="11"/>| arjun <text:s text:c="9"/>| adimaly | kerala | india <text:s text:c="2"/>|</text:p>
      <text:p text:style-name="P2">| 103 <text:s/>| roar of lion <text:s text:c="7"/>| <text:s/>500 | 3 <text:s text:c="11"/>| ashikka | 3 <text:s text:c="11"/>| aswin <text:s text:c="9"/>| ktpna <text:s text:c="2"/>| kerala | india <text:s text:c="2"/>|</text:p>
      <text:p text:style-name="P2">| 104 <text:s/>| greatest all time <text:s text:c="2"/>| <text:s/>500 | 4 <text:s text:c="11"/>| leo <text:s text:c="4"/>| 4 <text:s text:c="11"/>| aswin <text:s text:c="9"/>| ktpna <text:s text:c="2"/>| kerala | india <text:s text:c="2"/>|</text:p>
      <text:p text:style-name="P2">| 106 <text:s/>| mahan <text:s text:c="14"/>| <text:s/>500 | 4 <text:s text:c="11"/>| leonal <text:s/>| 4 <text:s text:c="11"/>| aswin <text:s text:c="9"/>| ktpna <text:s text:c="2"/>| kerala | india <text:s text:c="2"/>|</text:p>
      <text:p text:style-name="P2"><text:soft-page-break/>| NULL | NULL <text:s text:c="15"/>| NULL | NULL <text:s text:c="8"/>| NULL <text:s text:c="3"/>| 5 <text:s text:c="11"/>| cherian <text:s text:c="7"/>| ktpna <text:s text:c="2"/>| krntka | india <text:s text:c="2"/>|</text:p>
      <text:p text:style-name="P2">| NULL | NULL <text:s text:c="15"/>| NULL | NULL <text:s text:c="8"/>| NULL <text:s text:c="3"/>| 6 <text:s text:c="11"/>| mehafil <text:s text:c="7"/>| ktpna <text:s text:c="2"/>| kerala | india <text:s text:c="2"/>|</text:p>
      <text:p text:style-name="P2">+------+---------------------+------+--------------+---------+--------------+----------------+---------+--------+---------+</text:p>
      <text:p text:style-name="P2">14 rows in set (0.00 sec)</text:p>
      <text:p text:style-name="P2"/>
      <text:p text:style-name="P2">mysql&gt; </text:p>
      <text:p text:style-name="P1"/>
      <text:p text:style-name="P1"/>
      <text:p text:style-name="P1"/>
      <text:p text:style-name="P1"/>
      <text:p text:style-name="P1"/>
      <text:p text:style-name="P1"/>
      <text:p text:style-name="P3">DELIMITER $$</text:p>
      <text:p text:style-name="P3">mysql&gt; create procedure displayEmp()</text:p>
      <text:p text:style-name="P3"><text:s text:c="4"/>-&gt; begin</text:p>
      <text:p text:style-name="P3"><text:s text:c="4"/>-&gt; select * from emp;</text:p>
      <text:p text:style-name="P3"><text:s text:c="4"/>-&gt; end</text:p>
      <text:p text:style-name="P3"><text:s text:c="4"/>-&gt; $$</text:p>
      <text:p text:style-name="P3">Query OK, 0 rows affected (0.56 sec)</text:p>
      <text:p text:style-name="P3"/>
      <text:p text:style-name="P3">mysql&gt; call dispalyEmp () $$</text:p>
      <text:p text:style-name="P3">ERROR 1305 (42000): PROCEDURE alvin.dispalyEmp does not exist</text:p>
      <text:p text:style-name="P3">mysql&gt; call dispalyEmp ()$$</text:p>
      <text:p text:style-name="P3">ERROR 1305 (42000): PROCEDURE alvin.dispalyEmp does not exist</text:p>
      <text:p text:style-name="P3">mysql&gt; call displayEmp()$$</text:p>
      <text:p text:style-name="P3">+-----+---------+--------+------+-------+------------+----------+----------+---------+</text:p>
      <text:p text:style-name="P3">| eno | ename <text:s text:c="2"/>| salary | dnum | mgrno | doj <text:s text:c="7"/>| des <text:s text:c="5"/>| addr <text:s text:c="4"/>| city <text:s text:c="3"/>|</text:p>
      <text:p text:style-name="P3">+-----+---------+--------+------+-------+------------+----------+----------+---------+</text:p>
      <text:p text:style-name="P3">| e1 <text:s/>| alwin <text:s text:c="2"/>| <text:s/>10000 | d1 <text:s text:c="2"/>| <text:s text:c="4"/>5 | 2002-04-16 | clerk <text:s text:c="3"/>| karottuv | =kochi <text:s/>|</text:p>
      <text:p text:style-name="P3">| e2 <text:s/>| appu <text:s text:c="3"/>| <text:s/>10000 | d2 <text:s text:c="2"/>| <text:s text:c="4"/>5 | 2002-04-16 | manger <text:s text:c="2"/>| karottuv | chennai |</text:p>
      <text:p text:style-name="P3">| e3 <text:s/>| cherian | <text:s/>90000 | d3 <text:s text:c="2"/>| <text:s text:c="4"/>5 | 2002-04-16 | security | karot <text:s text:c="3"/>| delhi <text:s text:c="2"/>|</text:p>
      <text:p text:style-name="P3">| e4 <text:s/>| alberet | <text:s/>90000 | d3 <text:s text:c="2"/>| <text:s text:c="4"/>5 | 2002-04-16 | security | karot <text:s text:c="3"/>| chennai |</text:p>
      <text:p text:style-name="P3">| e5 <text:s/>| mehafil | <text:s text:c="2"/>9000 | d3 <text:s text:c="2"/>| <text:s text:c="4"/>5 | 2002-04-16 | hod <text:s text:c="5"/>| kat <text:s text:c="5"/>| chennai |</text:p>
      <text:p text:style-name="P3">+-----+---------+--------+------+-------+------------+----------+----------+---------+</text:p>
      <text:p text:style-name="P3">5 rows in set (0.02 sec)</text:p>
      <text:p text:style-name="P3"/>
      <text:p text:style-name="P3">Query OK, 0 rows affected (0.02 sec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elect * from emp1;</text:p>
      <text:p text:style-name="P3"><text:s text:c="4"/>-&gt; ^C</text:p>
      <text:p text:style-name="P3">mysql&gt; ^C</text:p>
      <text:p text:style-name="P3">mysql&gt; ^C</text:p>
      <text:p text:style-name="P3">mysql&gt; ^C</text:p>
      <text:p text:style-name="P3">mysql&gt; show tables;</text:p>
      <text:p text:style-name="P3"><text:s text:c="4"/>-&gt; $$</text:p>
      <text:p text:style-name="P3">+-----------------+</text:p>
      <text:p text:style-name="P3">| Tables_in_alvin |</text:p>
      <text:p text:style-name="P3">+-----------------+</text:p>
      <text:p text:style-name="P3">| book_details <text:s text:c="3"/>|</text:p>
      <text:p text:style-name="P3">| dept <text:s text:c="11"/>|</text:p>
      <text:p text:style-name="P3">| emp <text:s text:c="12"/>|</text:p>
      <text:p text:style-name="P3">| publisher <text:s text:c="6"/>|</text:p>
      <text:p text:style-name="P3">| student <text:s text:c="8"/>|</text:p>
      <text:p text:style-name="P3">+-----------------+</text:p>
      <text:p text:style-name="P3">5 rows in set (0.00 sec)</text:p>
      <text:p text:style-name="P3"/>
      <text:p text:style-name="P3">mysql&gt; create procedure getEmpName(IN ename varchar(20)) begin select * from dept where name=ename; end$$</text:p>
      <text:p text:style-name="P3">ERROR 1304 (42000): PROCEDURE getEmpName already exists</text:p>
      <text:p text:style-name="P3">mysql&gt; select * from dept;</text:p>
      <text:p text:style-name="P3"><text:s text:c="4"/>-&gt; $$</text:p>
      <text:p text:style-name="P3">+------+-------+---------+----------+</text:p>
      <text:p text:style-name="P3">| dno <text:s/>| dname | mgrname | countemp |</text:p>
      <text:p text:style-name="P3">+------+-------+---------+----------+</text:p>
      <text:p text:style-name="P3">| d1 <text:s text:c="2"/>| MCA <text:s text:c="2"/>| nair <text:s text:c="3"/>| 12 <text:s text:c="6"/>|</text:p>
      <text:p text:style-name="P3">| d2 <text:s text:c="2"/>| MCOM <text:s/>| alvin <text:s text:c="2"/>| 10 <text:s text:c="6"/>|</text:p>
      <text:p text:style-name="P3">| d3 <text:s text:c="2"/>| Mba <text:s text:c="2"/>| cherian | 10 <text:s text:c="6"/>|</text:p>
      <text:p text:style-name="P3">+------+-------+---------+----------+</text:p>
      <text:p text:style-name="P3">3 rows in set (0.01 sec)</text:p>
      <text:p text:style-name="P3"/>
      <text:p text:style-name="P3">mysql&gt; create procedure getEmName(IN ename varchar(20)) begin select * from dept where mgrname=ename; end$$</text:p>
      <text:p text:style-name="P3">Query OK, 0 rows affected (0.14 sec)</text:p>
      <text:p text:style-name="P3"/>
      <text:p text:style-name="P3">mysql&gt; call getEmName("alwin")$$</text:p>
      <text:p text:style-name="P3">Empty set (0.00 sec)</text:p>
      <text:p text:style-name="P3"/>
      <text:p text:style-name="P3">Query OK, 0 rows affected (0.00 sec)</text:p>
      <text:p text:style-name="P3"/>
      <text:p text:style-name="P3">mysql&gt; call getEmName("alwin")$$</text:p>
      <text:p text:style-name="P3">Empty set (0.00 sec)</text:p>
      <text:p text:style-name="P3"/>
      <text:p text:style-name="P3">Query OK, 0 rows affected (0.00 sec)</text:p>
      <text:p text:style-name="P3"/>
      <text:p text:style-name="P3">mysql&gt; create procedure getEmName(IN ename varchar(20)) begin select * from dept where mgrname=ename; end$$</text:p>
      <text:p text:style-name="P3">ERROR 1304 (42000): PROCEDURE getEmName already exists</text:p>
      <text:p text:style-name="P3">mysql&gt; call getEmName("cheriyan")$$</text:p>
      <text:p text:style-name="P3">Empty set (0.00 sec)</text:p>
      <text:p text:style-name="P3"/>
      <text:p text:style-name="P3"><text:soft-page-break/>Query OK, 0 rows affected (0.00 sec)</text:p>
      <text:p text:style-name="P3"/>
      <text:p text:style-name="P3">mysql&gt; call getEmName("cherian")$$</text:p>
      <text:p text:style-name="P3">+------+-------+---------+----------+</text:p>
      <text:p text:style-name="P3">| dno <text:s/>| dname | mgrname | countemp |</text:p>
      <text:p text:style-name="P3">+------+-------+---------+----------+</text:p>
      <text:p text:style-name="P3">| d3 <text:s text:c="2"/>| Mba <text:s text:c="2"/>| cherian | 10 <text:s text:c="6"/>|</text:p>
      <text:p text:style-name="P3">+------+-------+---------+----------+</text:p>
      <text:p text:style-name="P3">1 row in set (0.00 sec)</text:p>
      <text:p text:style-name="P3"/>
      <text:p text:style-name="P3">Query OK, 0 rows affected (0.00 sec)</text:p>
      <text:p text:style-name="P3"/>
      <text:p text:style-name="P3">mysql&gt; create procedure getEmpCount(IN salary float, OUT empCount</text:p>
      <text:p text:style-name="P3"><text:s text:c="4"/>-&gt; int)</text:p>
      <text:p text:style-name="P3"><text:s text:c="4"/>-&gt; begin</text:p>
      <text:p text:style-name="P3"><text:s text:c="4"/>-&gt; select count(*) into empCount from emp1 where sal&gt;=salary;</text:p>
      <text:p text:style-name="P3"><text:s text:c="4"/>-&gt; ^C</text:p>
      <text:p text:style-name="P3">mysql&gt; ^C</text:p>
      <text:p text:style-name="P3">mysql&gt; alter table dept add sal decimal(20);</text:p>
      <text:p text:style-name="P3"><text:s text:c="4"/>-&gt; $$</text:p>
      <text:p text:style-name="P3">Query OK, 0 rows affected (0.59 sec)</text:p>
      <text:p text:style-name="P3">Records: 0 <text:s/>Duplicates: 0 <text:s/>Warnings: 0</text:p>
      <text:p text:style-name="P3"/>
      <text:p text:style-name="P3">mysql&gt; update dept set sal=20000 where dno='d1';</text:p>
      <text:p text:style-name="P3"><text:s text:c="4"/>-&gt; $$</text:p>
      <text:p text:style-name="P3">Query OK, 1 row affected (0.13 sec)</text:p>
      <text:p text:style-name="P3">Rows matched: 1 <text:s/>Changed: 1 <text:s/>Warnings: 0</text:p>
      <text:p text:style-name="P3"/>
      <text:p text:style-name="P3">mysql&gt; update dept set sal=30000 where dno='d2';$$</text:p>
      <text:p text:style-name="P3">Query OK, 1 row affected (0.29 sec)</text:p>
      <text:p text:style-name="P3">Rows matched: 1 <text:s/>Changed: 1 <text:s/>Warnings: 0</text:p>
      <text:p text:style-name="P3"/>
      <text:p text:style-name="P3">mysql&gt; update dept set sal=40000 where dno='d3';$$</text:p>
      <text:p text:style-name="P3">Query OK, 1 row affected (0.10 sec)</text:p>
      <text:p text:style-name="P3">Rows matched: 1 <text:s/>Changed: 1 <text:s/>Warnings: 0</text:p>
      <text:p text:style-name="P3"/>
      <text:p text:style-name="P3"/>
      <text:p text:style-name="P3"/>
      <text:p text:style-name="P3"/>
      <text:p text:style-name="P3"/>
      <text:p text:style-name="P3">create procedure getEmppCount(IN salary float, OUT empCount int) begin select</text:p>
      <text:p text:style-name="P3"><text:s/>count(*) into empCount from dept where sal&gt;=salary; end$$</text:p>
      <text:p text:style-name="P3">Query OK, 0 rows affected (0.14 sec)</text:p>
      <text:p text:style-name="P3"/>
      <text:p text:style-name="P3">mysql&gt; call getEmppCount(25000,@empCount)$$</text:p>
      <text:p text:style-name="P3">Query OK, 1 row affected (0.00 sec)</text:p>
      <text:p text:style-name="P3"/>
      <text:p text:style-name="P3">mysql&gt; select @empCount$$</text:p>
      <text:p text:style-name="P3">+-----------+</text:p>
      <text:p text:style-name="P3">| @empCount |</text:p>
      <text:p text:style-name="P3">+-----------+</text:p>
      <text:p text:style-name="P3">| <text:s text:c="8"/>2 |</text:p>
      <text:p text:style-name="P3"><text:soft-page-break/>+-----------+</text:p>
      <text:p text:style-name="P3">1 row in set (0.00 sec)</text:p>
      <text:p text:style-name="P3"/>
      <text:p text:style-name="P3">mysql&gt; select * from dept;</text:p>
      <text:p text:style-name="P3"><text:s text:c="4"/>-&gt; $$</text:p>
      <text:p text:style-name="P3">+------+-------+---------+----------+-------+</text:p>
      <text:p text:style-name="P3">| dno <text:s/>| dname | mgrname | countemp | sal <text:s text:c="2"/>|</text:p>
      <text:p text:style-name="P3">+------+-------+---------+----------+-------+</text:p>
      <text:p text:style-name="P3">| d1 <text:s text:c="2"/>| MCA <text:s text:c="2"/>| nair <text:s text:c="3"/>| 12 <text:s text:c="6"/>| 20000 |</text:p>
      <text:p text:style-name="P3">| d2 <text:s text:c="2"/>| MCOM <text:s/>| alvin <text:s text:c="2"/>| 10 <text:s text:c="6"/>| 30000 |</text:p>
      <text:p text:style-name="P3">| d3 <text:s text:c="2"/>| Mba <text:s text:c="2"/>| cherian | 10 <text:s text:c="6"/>| 40000 |</text:p>
      <text:p text:style-name="P3">+------+-------+---------+----------+-------+</text:p>
      <text:p text:style-name="P3">3 rows in set (0.00 sec)</text:p>
      <text:p text:style-name="P3"/>
      <text:p text:style-name="P3">mysql&gt; call getEmppCount(35000,@empCount)$$</text:p>
      <text:p text:style-name="P3">Query OK, 1 row affected (0.00 sec)</text:p>
      <text:p text:style-name="P3"/>
      <text:p text:style-name="P3">mysql&gt; select @empCount$$</text:p>
      <text:p text:style-name="P3">+-----------+</text:p>
      <text:p text:style-name="P3">| @empCount |</text:p>
      <text:p text:style-name="P3">+-----------+</text:p>
      <text:p text:style-name="P3">| <text:s text:c="8"/>1 |</text:p>
      <text:p text:style-name="P3">+-----------+</text:p>
      <text:p text:style-name="P3">1 row in set (0.00 sec)</text:p>
      <text:p text:style-name="P3"/>
      <text:p text:style-name="P3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19T10:57:19.622771374</meta:creation-date>
    <dc:date>2023-11-09T11:15:55.283074151</dc:date>
    <meta:editing-duration>PT2H7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1" meta:paragraph-count="830" meta:word-count="7110" meta:character-count="44383" meta:non-whitespace-character-count="32893"/>
  </office:meta>
</office:document-meta>
</file>